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4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1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702cm" svg:height="6.701cm" svg:x="13.217cm" svg:y="0.099cm">
            <draw:object draw:notify-on-update-of-ranges="Sheet1.I22:Sheet1.I47 Sheet1.J21:Sheet1.J21 Sheet1.J22:Sheet1.J47 Sheet1.I22:Sheet1.I47 Sheet1.K21:Sheet1.K21 Sheet1.K22:Sheet1.K47 Sheet1.I22:Sheet1.I47 Sheet1.L21:Sheet1.L21 Sheet1.L22:Sheet1.L47 Sheet1.I22:Sheet1.I47 Sheet1.M21:Sheet1.M21 Sheet1.M22:Sheet1.M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133cm" svg:height="7.413cm" svg:x="18.906cm" svg:y="22.187cm">
            <draw:object draw:notify-on-update-of-ranges="Sheet1.D56:Sheet1.D64 Sheet1.E55:Sheet1.E55 Sheet1.E56:Sheet1.E6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182cm" svg:height="6.693cm" svg:x="33.238cm" svg:y="22.373cm">
            <draw:object draw:notify-on-update-of-ranges="Sheet1.A22:Sheet1.A47 Sheet1.Q21:Sheet1.Q21 Sheet1.Q22:Sheet1.Q4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4.298cm" svg:y="31.38cm">
            <draw:object draw:notify-on-update-of-ranges="Sheet1.E72:Sheet1.E80 Sheet1.F71:Sheet1.F71 Sheet1.F72:Sheet1.F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79cm" svg:height="8.986cm" svg:x="19.967cm" svg:y="45.599cm">
            <draw:object draw:notify-on-update-of-ranges="Sheet1.B101:Sheet1.B125 Sheet1.C101:Sheet1.C1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* 40 meter band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u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table:formula="of:=4*[.D3]" office:value-type="float" office:value="588" calcext:value-type="float">
            <text:p>588</text:p>
          </table:table-cell>
          <table:table-cell office:value-type="string" calcext:value-type="string">
            <text:p>pF</text:p>
          </table:table-cell>
          <table:table-cell office:value-type="float" office:value="147" calcext:value-type="float">
            <text:p>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 0</text:p>
          </table:table-cell>
          <table:table-cell table:formula="of:=2*PI()*[.B18]*[.B2]/1000" office:value-type="float" office:value="77.151674981046" calcext:value-type="float">
            <text:p>77.151674981</text:p>
          </table:table-cell>
          <table:table-cell office:value-type="string" calcext:value-type="string">
            <text:p>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 loss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o</text:p>
          </table:table-cell>
          <table:table-cell office:value-type="float" office:value="0.45" calcext:value-type="float">
            <text:p>0.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 rad</text:p>
          </table:table-cell>
          <table:table-cell table:formula="of:=[.D6]/16" office:value-type="float" office:value="0.000875" calcext:value-type="float">
            <text:p>0.000875</text:p>
          </table:table-cell>
          <table:table-cell office:value-type="string" calcext:value-type="string">
            <text:p>o</text:p>
          </table:table-cell>
          <table:table-cell office:value-type="float" office:value="0.014" calcext:value-type="float">
            <text:p>0.014</text:p>
          </table:table-cell>
          <table:table-cell table:number-columns-repeated="13"/>
          <table:table-cell office:value-type="string" calcext:value-type="string">
            <text:p>80m: <text:s/>Rloss est at 0.15o</text:p>
          </table:table-cell>
        </table:table-row>
        <table:table-row table:style-name="ro1">
          <table:table-cell office:value-type="string" calcext:value-type="string">
            <text:p>R loop</text:p>
          </table:table-cell>
          <table:table-cell table:formula="of:=[.B5]+[.B6]" office:value-type="float" office:value="0.230875" calcext:value-type="float">
            <text:p>0.2308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ceiver lo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 loop+load</text:p>
          </table:table-cell>
          <table:table-cell table:formula="of:=[.B7]*(1+[.B17]/[.B8])" office:value-type="float" office:value="0.28859375" calcext:value-type="float">
            <text:p>0.28859375</text:p>
          </table:table-cell>
          <table:table-cell office:value-type="string" calcext:value-type="string">
            <text:p>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loaded Q</text:p>
          </table:table-cell>
          <table:table-cell table:formula="of:=[.B4]/[.B7]" office:value-type="float" office:value="334.170763318012" calcext:value-type="float">
            <text:p>334.1707633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aded Q</text:p>
          </table:table-cell>
          <table:table-cell table:formula="of:=[.B4]/[.B9]" office:value-type="float" office:value="267.336610654409" calcext:value-type="float">
            <text:p>267.33661065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loaded BW</text:p>
          </table:table-cell>
          <table:table-cell table:formula="of:=[.B18]/[.B10]" office:value-type="float" office:value="10.4985421389547" calcext:value-type="float">
            <text:p>10.498542139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SWR=2.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ed BW</text:p>
          </table:table-cell>
          <table:table-cell table:formula="of:=[.B18]/[.B11]" office:value-type="float" office:value="13.1231776736933" calcext:value-type="float">
            <text:p>13.1231776737</text:p>
          </table:table-cell>
          <table:table-cell office:value-type="string" calcext:value-type="string">
            <text:p>kHz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WR1.5 BW</text:p>
          </table:table-cell>
          <table:table-cell table:formula="of:=7.8/18.189*[.B12]" office:value-type="float" office:value="4.50209624959296" calcext:value-type="float">
            <text:p>4.5020962496</text:p>
          </table:table-cell>
          <table:table-cell office:value-type="string" calcext:value-type="string">
            <text:p>kHz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DB / S point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Efficiency</text:p>
          </table:table-cell>
          <table:table-cell table:formula="of:=[.B6]/[.B7]*100" office:value-type="float" office:value="0.378992961559285" calcext:value-type="float">
            <text:p>0.3789929616</text:p>
          </table:table-cell>
          <table:table-cell office:value-type="string" calcext:value-type="string">
            <text:p>%</text:p>
          </table:table-cell>
          <table:table-cell table:formula="of:=10*LOG([.B16]/100;10)" office:value-type="float" office:value="-24.2136885542598" calcext:value-type="float">
            <text:p>-24.2136885543</text:p>
          </table:table-cell>
          <table:table-cell office:value-type="string" calcext:value-type="string">
            <text:p>d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x Match 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0</text:p>
          </table:table-cell>
          <table:table-cell table:formula="of:=1000000/2/PI()/SQRT([.B2]*[.B3])" office:value-type="float" office:value="3508.30584030079" calcext:value-type="float">
            <text:p>3508.3058403008</text:p>
          </table:table-cell>
          <table:table-cell office:value-type="string" calcext:value-type="string">
            <text:p>kHz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z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 dif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 matched</text:p>
          </table:table-cell>
          <table:table-cell office:value-type="string" calcext:value-type="string">
            <text:p>Refl Coeff</text:p>
          </table:table-cell>
          <table:table-cell office:value-type="string" calcext:value-type="string">
            <text:p>Mod RC</text:p>
          </table:table-cell>
          <table:table-cell office:value-type="string" calcext:value-type="string">
            <text:p>freq difference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Rel Re Z</text:p>
          </table:table-cell>
          <table:table-cell office:value-type="string" calcext:value-type="string">
            <text:p>Rel Im Z</text:p>
          </table:table-cell>
          <table:table-cell office:value-type="string" calcext:value-type="string">
            <text:p>Rel Total Z</text:p>
          </table:table-cell>
          <table:table-cell office:value-type="string" calcext:value-type="string">
            <text:p>Z loop+load</text:p>
          </table:table-cell>
          <table:table-cell office:value-type="string" calcext:value-type="string">
            <text:p>Rel Abs Vout</text:p>
          </table:table-cell>
          <table:table-cell office:value-type="string" calcext:value-type="string">
            <text:p>-dB</text:p>
          </table:table-cell>
          <table:table-cell office:value-type="string" calcext:value-type="string">
            <text:p>S points</text:p>
          </table:table-cell>
          <table:table-cell office:value-type="string" calcext:value-type="string">
            <text:p>Freq / S poi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8]+[.A22]" office:value-type="float" office:value="3508.30584030079" calcext:value-type="float">
            <text:p>3508.3058403008</text:p>
          </table:table-cell>
          <table:table-cell table:formula="of:=COMPLEX(0;2*PI()*[.B22]*[.$B$2]/1000)" office:value-type="string" office:string-value="77.151674981046i" calcext:value-type="string">
            <text:p>77.151674981046i</text:p>
          </table:table-cell>
          <table:table-cell table:formula="of:=COMPLEX(0; -1000000000/2/PI()/[.B22]/[.$B$3])" office:value-type="string" office:string-value="-77.1516749810459i" calcext:value-type="string">
            <text:p>-77.1516749810459i</text:p>
          </table:table-cell>
          <table:table-cell table:formula="of:=IMSUM([.C22];[.D22];[.$B$7])" office:value-type="string" office:string-value="0.230875+9.9475983006414e-014i" calcext:value-type="string">
            <text:p>0.230875+9.9475983006414e-014i</text:p>
          </table:table-cell>
          <table:table-cell table:formula="of:=IMDIV([.$B$7]*[.$B$17];[.E22])" office:value-type="string" office:string-value="50-2.15432556592126e-011i" calcext:value-type="string">
            <text:p>50-2.15432556592126e-011i</text:p>
          </table:table-cell>
          <table:table-cell table:formula="of:=IMDIV(IMSUB([.F22];[.$B$17]);IMSUM([.F22];[.$B$17]))" office:value-type="string" office:string-value="4.64111864398196e-026-2.15432556592126e-013i" calcext:value-type="string">
            <text:p>4.64111864398196e-026-2.15432556592126e-013i</text:p>
          </table:table-cell>
          <table:table-cell table:formula="of:=IMABS([.G22])" office:value-type="float" office:value="0.000000000000215432556592126" calcext:value-type="float">
            <text:p>2.15432556592126E-013</text:p>
          </table:table-cell>
          <table:table-cell table:formula="of:=[.A22]" office:value-type="float" office:value="0" calcext:value-type="float">
            <text:p>0</text:p>
          </table:table-cell>
          <table:table-cell table:formula="of:=(1+[.H22])/(1-[.H22])" office:value-type="float" office:value="1.00000000000043" calcext:value-type="float">
            <text:p>1</text:p>
          </table:table-cell>
          <table:table-cell table:formula="of:=IMREAL([.F22])/[.$B$17]" office:value-type="float" office:value="1" calcext:value-type="float">
            <text:p>1</text:p>
          </table:table-cell>
          <table:table-cell table:formula="of:=IMAGINARY([.F22])/[.$B$17]" office:value-type="float" office:value="-0.000000000000430865113184252" calcext:value-type="float">
            <text:p>-4.30865113184252E-013</text:p>
          </table:table-cell>
          <table:table-cell table:formula="of:=IMABS([.F22])/[.$B$17]" office:value-type="float" office:value="1" calcext:value-type="float">
            <text:p>1</text:p>
          </table:table-cell>
          <table:table-cell table:formula="of:=IMSUM([.C22];[.D22];[.$B$9])" office:value-type="string" office:string-value="0.28859375+9.9475983006414e-014i" calcext:value-type="string">
            <text:p>0.28859375+9.9475983006414e-014i</text:p>
          </table:table-cell>
          <table:table-cell table:formula="of:=[.$B$9]/IMABS([.N22])" office:value-type="float" office:value="1" calcext:value-type="float">
            <text:p>1</text:p>
          </table:table-cell>
          <table:table-cell table:style-name="ce1" table:formula="of:=20*LOG([.O22];10)" office:value-type="float" office:value="0" calcext:value-type="float">
            <text:p>0.0</text:p>
          </table:table-cell>
          <table:table-cell table:style-name="ce1" table:formula="of:=[.P22]/[.$Q$15]" office:value-type="float" office:value="0" calcext:value-type="float">
            <text:p>0.0</text:p>
          </table:table-cell>
          <table:table-cell/>
        </table:table-row>
        <table:table-row table:style-name="ro1">
          <table:table-cell table:formula="of:=[.A22]+[.$B$19]" office:value-type="float" office:value="1" calcext:value-type="float">
            <text:p>1</text:p>
          </table:table-cell>
          <table:table-cell table:formula="of:=[.$B$18]+[.A23]" office:value-type="float" office:value="3509.30584030079" calcext:value-type="float">
            <text:p>3509.3058403008</text:p>
          </table:table-cell>
          <table:table-cell table:formula="of:=COMPLEX(0;2*PI()*[.B23]*[.$B$2]/1000)" office:value-type="string" office:string-value="77.1736661296211i" calcext:value-type="string">
            <text:p>77.1736661296211i</text:p>
          </table:table-cell>
          <table:table-cell table:formula="of:=COMPLEX(0; -1000000000/2/PI()/[.B23]/[.$B$3])" office:value-type="string" office:string-value="-77.1296900989946i" calcext:value-type="string">
            <text:p>-77.1296900989946i</text:p>
          </table:table-cell>
          <table:table-cell table:formula="of:=IMSUM([.C23];[.D23];[.$B$7])" office:value-type="string" office:string-value="0.230875+0.0439760306264958i" calcext:value-type="string">
            <text:p>0.230875+0.0439760306264958i</text:p>
          </table:table-cell>
          <table:table-cell table:formula="of:=IMDIV([.$B$7]*[.$B$17];[.E23])" office:value-type="string" office:string-value="48.2494652346513-9.19034092418439i" calcext:value-type="string">
            <text:p>48.2494652346513-9.19034092418439i</text:p>
          </table:table-cell>
          <table:table-cell table:formula="of:=IMDIV(IMSUB([.F23];[.$B$17]);IMSUM([.F23];[.$B$17]))" office:value-type="string" office:string-value="-0.00898869928566607-0.0943816855688512i" calcext:value-type="string">
            <text:p>-0.00898869928566607-0.0943816855688512i</text:p>
          </table:table-cell>
          <table:table-cell table:formula="of:=IMABS([.G23])" office:value-type="float" office:value="0.0948087511027628" calcext:value-type="float">
            <text:p>0.0948087511</text:p>
          </table:table-cell>
          <table:table-cell table:formula="of:=[.A23]" office:value-type="float" office:value="1" calcext:value-type="float">
            <text:p>1</text:p>
          </table:table-cell>
          <table:table-cell table:formula="of:=(1+[.H23])/(1-[.H23])" office:value-type="float" office:value="1.209477834034" calcext:value-type="float">
            <text:p>1.209477834</text:p>
          </table:table-cell>
          <table:table-cell table:formula="of:=IMREAL([.F23])/[.$B$17]" office:value-type="float" office:value="0.964989304693026" calcext:value-type="float">
            <text:p>0.9649893047</text:p>
          </table:table-cell>
          <table:table-cell table:formula="of:=IMAGINARY([.F23])/[.$B$17]" office:value-type="float" office:value="-0.183806818483688" calcext:value-type="float">
            <text:p>-0.1838068185</text:p>
          </table:table-cell>
          <table:table-cell table:formula="of:=IMABS([.F23])/[.$B$17]" office:value-type="float" office:value="0.982338691436424" calcext:value-type="float">
            <text:p>0.9823386914</text:p>
          </table:table-cell>
          <table:table-cell table:formula="of:=IMSUM([.C23];[.D23];[.$B$9])" office:value-type="string" office:string-value="0.28859375+0.0439760306264958i" calcext:value-type="string">
            <text:p>0.28859375+0.0439760306264958i</text:p>
          </table:table-cell>
          <table:table-cell table:formula="of:=[.$B$9]/IMABS([.N23])" office:value-type="float" office:value="0.988588457125742" calcext:value-type="float">
            <text:p>0.9885884571</text:p>
          </table:table-cell>
          <table:table-cell table:style-name="ce1" table:formula="of:=20*LOG([.O23];10)" office:value-type="float" office:value="-0.099689294374386" calcext:value-type="float">
            <text:p>-0.1</text:p>
          </table:table-cell>
          <table:table-cell table:style-name="ce1" table:formula="of:=[.P23]/[.$Q$15]" office:value-type="float" office:value="-0.0311529044919956" calcext:value-type="float">
            <text:p>0.0</text:p>
          </table:table-cell>
          <table:table-cell table:style-name="ce2" table:formula="of:=[.$B$19]/([.Q22]-[.Q23])" office:value-type="float" office:value="32.0997356845792" calcext:value-type="float">
            <text:p>32</text:p>
          </table:table-cell>
        </table:table-row>
        <table:table-row table:style-name="ro1">
          <table:table-cell table:formula="of:=[.A23]+[.$B$19]" office:value-type="float" office:value="2" calcext:value-type="float">
            <text:p>2</text:p>
          </table:table-cell>
          <table:table-cell table:formula="of:=[.$B$18]+[.A24]" office:value-type="float" office:value="3510.30584030079" calcext:value-type="float">
            <text:p>3510.3058403008</text:p>
          </table:table-cell>
          <table:table-cell table:formula="of:=COMPLEX(0;2*PI()*[.B24]*[.$B$2]/1000)" office:value-type="string" office:string-value="77.1956572781962i" calcext:value-type="string">
            <text:p>77.1956572781962i</text:p>
          </table:table-cell>
          <table:table-cell table:formula="of:=COMPLEX(0; -1000000000/2/PI()/[.B24]/[.$B$3])" office:value-type="string" office:string-value="-77.1077177428502i" calcext:value-type="string">
            <text:p>-77.1077177428502i</text:p>
          </table:table-cell>
          <table:table-cell table:formula="of:=IMSUM([.C24];[.D24];[.$B$7])" office:value-type="string" office:string-value="0.230875+0.0879395353459955i" calcext:value-type="string">
            <text:p>0.230875+0.0879395353459955i</text:p>
          </table:table-cell>
          <table:table-cell table:formula="of:=IMDIV([.$B$7]*[.$B$17];[.E24])" office:value-type="string" office:string-value="43.6649826560022-16.6318496401073i" calcext:value-type="string">
            <text:p>43.6649826560022-16.6318496401073i</text:p>
          </table:table-cell>
          <table:table-cell table:formula="of:=IMDIV(IMSUB([.F24];[.$B$17]);IMSUM([.F24];[.$B$17]))" office:value-type="string" office:string-value="-0.0350010727653989-0.18378247378537i" calcext:value-type="string">
            <text:p>-0.0350010727653989-0.18378247378537i</text:p>
          </table:table-cell>
          <table:table-cell table:formula="of:=IMABS([.G24])" office:value-type="float" office:value="0.187085736402856" calcext:value-type="float">
            <text:p>0.1870857364</text:p>
          </table:table-cell>
          <table:table-cell table:formula="of:=[.A24]" office:value-type="float" office:value="2" calcext:value-type="float">
            <text:p>2</text:p>
          </table:table-cell>
          <table:table-cell table:formula="of:=(1+[.H24])/(1-[.H24])" office:value-type="float" office:value="1.46028405400344" calcext:value-type="float">
            <text:p>1.460284054</text:p>
          </table:table-cell>
          <table:table-cell table:formula="of:=IMREAL([.F24])/[.$B$17]" office:value-type="float" office:value="0.873299653120044" calcext:value-type="float">
            <text:p>0.8732996531</text:p>
          </table:table-cell>
          <table:table-cell table:formula="of:=IMAGINARY([.F24])/[.$B$17]" office:value-type="float" office:value="-0.332636992802146" calcext:value-type="float">
            <text:p>-0.3326369928</text:p>
          </table:table-cell>
          <table:table-cell table:formula="of:=IMABS([.F24])/[.$B$17]" office:value-type="float" office:value="0.934505031083324" calcext:value-type="float">
            <text:p>0.9345050311</text:p>
          </table:table-cell>
          <table:table-cell table:formula="of:=IMSUM([.C24];[.D24];[.$B$9])" office:value-type="string" office:string-value="0.28859375+0.0879395353459955i" calcext:value-type="string">
            <text:p>0.28859375+0.0879395353459955i</text:p>
          </table:table-cell>
          <table:table-cell table:formula="of:=[.$B$9]/IMABS([.N24])" office:value-type="float" office:value="0.956575354078239" calcext:value-type="float">
            <text:p>0.9565753541</text:p>
          </table:table-cell>
          <table:table-cell table:style-name="ce1" table:formula="of:=20*LOG([.O24];10)" office:value-type="float" office:value="-0.385616256145171" calcext:value-type="float">
            <text:p>-0.4</text:p>
          </table:table-cell>
          <table:table-cell table:style-name="ce1" table:formula="of:=[.P24]/[.$Q$15]" office:value-type="float" office:value="-0.120505080045366" calcext:value-type="float">
            <text:p>-0.1</text:p>
          </table:table-cell>
          <table:table-cell table:style-name="ce2" table:formula="of:=[.$B$19]/([.Q23]-[.Q24])" office:value-type="float" office:value="11.191669299677" calcext:value-type="float">
            <text:p>11</text:p>
          </table:table-cell>
        </table:table-row>
        <table:table-row table:style-name="ro1">
          <table:table-cell table:formula="of:=[.A24]+[.$B$19]" office:value-type="float" office:value="3" calcext:value-type="float">
            <text:p>3</text:p>
          </table:table-cell>
          <table:table-cell table:formula="of:=[.$B$18]+[.A25]" office:value-type="float" office:value="3511.30584030079" calcext:value-type="float">
            <text:p>3511.3058403008</text:p>
          </table:table-cell>
          <table:table-cell table:formula="of:=COMPLEX(0;2*PI()*[.B25]*[.$B$2]/1000)" office:value-type="string" office:string-value="77.2176484267713i" calcext:value-type="string">
            <text:p>77.2176484267713i</text:p>
          </table:table-cell>
          <table:table-cell table:formula="of:=COMPLEX(0; -1000000000/2/PI()/[.B25]/[.$B$3])" office:value-type="string" office:string-value="-77.0857579019107i" calcext:value-type="string">
            <text:p>-77.0857579019107i</text:p>
          </table:table-cell>
          <table:table-cell table:formula="of:=IMSUM([.C25];[.D25];[.$B$7])" office:value-type="string" office:string-value="0.230875+0.131890524860609i" calcext:value-type="string">
            <text:p>0.230875+0.131890524860609i</text:p>
          </table:table-cell>
          <table:table-cell table:formula="of:=IMDIV([.$B$7]*[.$B$17];[.E25])" office:value-type="string" office:string-value="37.6976590626077-21.5353071566156i" calcext:value-type="string">
            <text:p>37.6976590626077-21.5353071566156i</text:p>
          </table:table-cell>
          <table:table-cell table:formula="of:=IMDIV(IMSUB([.F25];[.$B$17]);IMSUM([.F25];[.$B$17]))" office:value-type="string" office:string-value="-0.0754314572553573-0.264086259604113i" calcext:value-type="string">
            <text:p>-0.0754314572553573-0.264086259604113i</text:p>
          </table:table-cell>
          <table:table-cell table:formula="of:=IMABS([.G25])" office:value-type="float" office:value="0.274647878665315" calcext:value-type="float">
            <text:p>0.2746478787</text:p>
          </table:table-cell>
          <table:table-cell table:formula="of:=[.A25]" office:value-type="float" office:value="3" calcext:value-type="float">
            <text:p>3</text:p>
          </table:table-cell>
          <table:table-cell table:formula="of:=(1+[.H25])/(1-[.H25])" office:value-type="float" office:value="1.75728152048401" calcext:value-type="float">
            <text:p>1.7572815205</text:p>
          </table:table-cell>
          <table:table-cell table:formula="of:=IMREAL([.F25])/[.$B$17]" office:value-type="float" office:value="0.753953181252154" calcext:value-type="float">
            <text:p>0.7539531813</text:p>
          </table:table-cell>
          <table:table-cell table:formula="of:=IMAGINARY([.F25])/[.$B$17]" office:value-type="float" office:value="-0.430706143132312" calcext:value-type="float">
            <text:p>-0.4307061431</text:p>
          </table:table-cell>
          <table:table-cell table:formula="of:=IMABS([.F25])/[.$B$17]" office:value-type="float" office:value="0.868304774403639" calcext:value-type="float">
            <text:p>0.8683047744</text:p>
          </table:table-cell>
          <table:table-cell table:formula="of:=IMSUM([.C25];[.D25];[.$B$9])" office:value-type="string" office:string-value="0.28859375+0.131890524860609i" calcext:value-type="string">
            <text:p>0.28859375+0.131890524860609i</text:p>
          </table:table-cell>
          <table:table-cell table:formula="of:=[.$B$9]/IMABS([.N25])" office:value-type="float" office:value="0.909519809361627" calcext:value-type="float">
            <text:p>0.9095198094</text:p>
          </table:table-cell>
          <table:table-cell table:style-name="ce1" table:formula="of:=20*LOG([.O25];10)" office:value-type="float" office:value="-0.823756751080735" calcext:value-type="float">
            <text:p>-0.8</text:p>
          </table:table-cell>
          <table:table-cell table:style-name="ce1" table:formula="of:=[.P25]/[.$Q$15]" office:value-type="float" office:value="-0.25742398471273" calcext:value-type="float">
            <text:p>-0.3</text:p>
          </table:table-cell>
          <table:table-cell table:style-name="ce2" table:formula="of:=[.$B$19]/([.Q24]-[.Q25])" office:value-type="float" office:value="7.30359333818393" calcext:value-type="float">
            <text:p>7</text:p>
          </table:table-cell>
        </table:table-row>
        <table:table-row table:style-name="ro1">
          <table:table-cell table:formula="of:=[.A25]+[.$B$19]" office:value-type="float" office:value="4" calcext:value-type="float">
            <text:p>4</text:p>
          </table:table-cell>
          <table:table-cell table:formula="of:=[.$B$18]+[.A26]" office:value-type="float" office:value="3512.30584030079" calcext:value-type="float">
            <text:p>3512.3058403008</text:p>
          </table:table-cell>
          <table:table-cell table:formula="of:=COMPLEX(0;2*PI()*[.B26]*[.$B$2]/1000)" office:value-type="string" office:string-value="77.2396395753465i" calcext:value-type="string">
            <text:p>77.2396395753465i</text:p>
          </table:table-cell>
          <table:table-cell table:formula="of:=COMPLEX(0; -1000000000/2/PI()/[.B26]/[.$B$3])" office:value-type="string" office:string-value="-77.0638105654865i" calcext:value-type="string">
            <text:p>-77.0638105654865i</text:p>
          </table:table-cell>
          <table:table-cell table:formula="of:=IMSUM([.C26];[.D26];[.$B$7])" office:value-type="string" office:string-value="0.230875+0.175829009859996i" calcext:value-type="string">
            <text:p>0.230875+0.175829009859996i</text:p>
          </table:table-cell>
          <table:table-cell table:formula="of:=IMDIV([.$B$7]*[.$B$17];[.E26])" office:value-type="string" office:string-value="31.6455896682286-24.1005422752587i" calcext:value-type="string">
            <text:p>31.6455896682286-24.1005422752587i</text:p>
          </table:table-cell>
          <table:table-cell table:formula="of:=IMDIV(IMSUB([.F26];[.$B$17]);IMSUM([.F26];[.$B$17]))" office:value-type="string" office:string-value="-0.126637363712572-0.332566296886052i" calcext:value-type="string">
            <text:p>-0.126637363712572-0.332566296886052i</text:p>
          </table:table-cell>
          <table:table-cell table:formula="of:=IMABS([.G26])" office:value-type="float" office:value="0.355861438923315" calcext:value-type="float">
            <text:p>0.3558614389</text:p>
          </table:table-cell>
          <table:table-cell table:formula="of:=[.A26]" office:value-type="float" office:value="4" calcext:value-type="float">
            <text:p>4</text:p>
          </table:table-cell>
          <table:table-cell table:formula="of:=(1+[.H26])/(1-[.H26])" office:value-type="float" office:value="2.10492201655646" calcext:value-type="float">
            <text:p>2.1049220166</text:p>
          </table:table-cell>
          <table:table-cell table:formula="of:=IMREAL([.F26])/[.$B$17]" office:value-type="float" office:value="0.632911793364572" calcext:value-type="float">
            <text:p>0.6329117934</text:p>
          </table:table-cell>
          <table:table-cell table:formula="of:=IMAGINARY([.F26])/[.$B$17]" office:value-type="float" office:value="-0.482010845505174" calcext:value-type="float">
            <text:p>-0.4820108455</text:p>
          </table:table-cell>
          <table:table-cell table:formula="of:=IMABS([.F26])/[.$B$17]" office:value-type="float" office:value="0.795557536174833" calcext:value-type="float">
            <text:p>0.7955575362</text:p>
          </table:table-cell>
          <table:table-cell table:formula="of:=IMSUM([.C26];[.D26];[.$B$9])" office:value-type="string" office:string-value="0.28859375+0.175829009859996i" calcext:value-type="string">
            <text:p>0.28859375+0.175829009859996i</text:p>
          </table:table-cell>
          <table:table-cell table:formula="of:=[.$B$9]/IMABS([.N26])" office:value-type="float" office:value="0.853983931592865" calcext:value-type="float">
            <text:p>0.8539839316</text:p>
          </table:table-cell>
          <table:table-cell table:style-name="ce1" table:formula="of:=20*LOG([.O26];10)" office:value-type="float" office:value="-1.37100601681014" calcext:value-type="float">
            <text:p>-1.4</text:p>
          </table:table-cell>
          <table:table-cell table:style-name="ce1" table:formula="of:=[.P26]/[.$Q$15]" office:value-type="float" office:value="-0.42843938025317" calcext:value-type="float">
            <text:p>-0.4</text:p>
          </table:table-cell>
          <table:table-cell table:style-name="ce2" table:formula="of:=[.$B$19]/([.Q25]-[.Q26])" office:value-type="float" office:value="5.847426758508" calcext:value-type="float">
            <text:p>6</text:p>
          </table:table-cell>
        </table:table-row>
        <table:table-row table:style-name="ro1">
          <table:table-cell table:formula="of:=[.A26]+[.$B$19]" office:value-type="float" office:value="5" calcext:value-type="float">
            <text:p>5</text:p>
          </table:table-cell>
          <table:table-cell table:formula="of:=[.$B$18]+[.A27]" office:value-type="float" office:value="3513.30584030079" calcext:value-type="float">
            <text:p>3513.3058403008</text:p>
          </table:table-cell>
          <table:table-cell table:formula="of:=COMPLEX(0;2*PI()*[.B27]*[.$B$2]/1000)" office:value-type="string" office:string-value="77.2616307239216i" calcext:value-type="string">
            <text:p>77.2616307239216i</text:p>
          </table:table-cell>
          <table:table-cell table:formula="of:=COMPLEX(0; -1000000000/2/PI()/[.B27]/[.$B$3])" office:value-type="string" office:string-value="-77.0418757228999i" calcext:value-type="string">
            <text:p>-77.0418757228999i</text:p>
          </table:table-cell>
          <table:table-cell table:formula="of:=IMSUM([.C27];[.D27];[.$B$7])" office:value-type="string" office:string-value="0.230875+0.219755001021696i" calcext:value-type="string">
            <text:p>0.230875+0.219755001021696i</text:p>
          </table:table-cell>
          <table:table-cell table:formula="of:=IMDIV([.$B$7]*[.$B$17];[.E27])" office:value-type="string" office:string-value="26.2330772188898-24.9695718940525i" calcext:value-type="string">
            <text:p>26.2330772188898-24.9695718940525i</text:p>
          </table:table-cell>
          <table:table-cell table:formula="of:=IMDIV(IMSUB([.F27];[.$B$17]);IMSUM([.F27];[.$B$17]))" office:value-type="string" office:string-value="-0.184670277166169-0.388029851812383i" calcext:value-type="string">
            <text:p>-0.184670277166169-0.388029851812383i</text:p>
          </table:table-cell>
          <table:table-cell table:formula="of:=IMABS([.G27])" office:value-type="float" office:value="0.429732797405748" calcext:value-type="float">
            <text:p>0.4297327974</text:p>
          </table:table-cell>
          <table:table-cell table:formula="of:=[.A27]" office:value-type="float" office:value="5" calcext:value-type="float">
            <text:p>5</text:p>
          </table:table-cell>
          <table:table-cell table:formula="of:=(1+[.H27])/(1-[.H27])" office:value-type="float" office:value="2.50712787076238" calcext:value-type="float">
            <text:p>2.5071278708</text:p>
          </table:table-cell>
          <table:table-cell table:formula="of:=IMREAL([.F27])/[.$B$17]" office:value-type="float" office:value="0.524661544377796" calcext:value-type="float">
            <text:p>0.5246615444</text:p>
          </table:table-cell>
          <table:table-cell table:formula="of:=IMAGINARY([.F27])/[.$B$17]" office:value-type="float" office:value="-0.49939143788105" calcext:value-type="float">
            <text:p>-0.4993914379</text:p>
          </table:table-cell>
          <table:table-cell table:formula="of:=IMABS([.F27])/[.$B$17]" office:value-type="float" office:value="0.724335243086926" calcext:value-type="float">
            <text:p>0.7243352431</text:p>
          </table:table-cell>
          <table:table-cell table:formula="of:=IMSUM([.C27];[.D27];[.$B$9])" office:value-type="string" office:string-value="0.28859375+0.219755001021696i" calcext:value-type="string">
            <text:p>0.28859375+0.219755001021696i</text:p>
          </table:table-cell>
          <table:table-cell table:formula="of:=[.$B$9]/IMABS([.N27])" office:value-type="float" office:value="0.795599074758905" calcext:value-type="float">
            <text:p>0.7955990748</text:p>
          </table:table-cell>
          <table:table-cell table:style-name="ce1" table:formula="of:=20*LOG([.O27];10)" office:value-type="float" office:value="-1.98611461219226" calcext:value-type="float">
            <text:p>-2.0</text:p>
          </table:table-cell>
          <table:table-cell table:style-name="ce1" table:formula="of:=[.P27]/[.$Q$15]" office:value-type="float" office:value="-0.62066081631008" calcext:value-type="float">
            <text:p>-0.6</text:p>
          </table:table-cell>
          <table:table-cell table:style-name="ce2" table:formula="of:=[.$B$19]/([.Q26]-[.Q27])" office:value-type="float" office:value="5.2023334156339" calcext:value-type="float">
            <text:p>5</text:p>
          </table:table-cell>
        </table:table-row>
        <table:table-row table:style-name="ro1">
          <table:table-cell table:formula="of:=[.A27]+[.$B$19]" office:value-type="float" office:value="6" calcext:value-type="float">
            <text:p>6</text:p>
          </table:table-cell>
          <table:table-cell table:formula="of:=[.$B$18]+[.A28]" office:value-type="float" office:value="3514.30584030079" calcext:value-type="float">
            <text:p>3514.3058403008</text:p>
          </table:table-cell>
          <table:table-cell table:formula="of:=COMPLEX(0;2*PI()*[.B28]*[.$B$2]/1000)" office:value-type="string" office:string-value="77.2836218724967i" calcext:value-type="string">
            <text:p>77.2836218724967i</text:p>
          </table:table-cell>
          <table:table-cell table:formula="of:=COMPLEX(0; -1000000000/2/PI()/[.B28]/[.$B$3])" office:value-type="string" office:string-value="-77.0199533634856i" calcext:value-type="string">
            <text:p>-77.0199533634856i</text:p>
          </table:table-cell>
          <table:table-cell table:formula="of:=IMSUM([.C28];[.D28];[.$B$7])" office:value-type="string" office:string-value="0.230875+0.263668509011097i" calcext:value-type="string">
            <text:p>0.230875+0.263668509011097i</text:p>
          </table:table-cell>
          <table:table-cell table:formula="of:=IMDIV([.$B$7]*[.$B$17];[.E28])" office:value-type="string" office:string-value="21.6989816661599-24.7811072787245i" calcext:value-type="string">
            <text:p>21.6989816661599-24.7811072787245i</text:p>
          </table:table-cell>
          <table:table-cell table:formula="of:=IMDIV(IMSUB([.F28];[.$B$17]);IMSUM([.F28];[.$B$17]))" office:value-type="string" office:string-value="-0.245888527573116-0.430612772199155i" calcext:value-type="string">
            <text:p>-0.245888527573116-0.430612772199155i</text:p>
          </table:table-cell>
          <table:table-cell table:formula="of:=IMABS([.G28])" office:value-type="float" office:value="0.495871482919835" calcext:value-type="float">
            <text:p>0.4958714829</text:p>
          </table:table-cell>
          <table:table-cell table:formula="of:=[.A28]" office:value-type="float" office:value="6" calcext:value-type="float">
            <text:p>6</text:p>
          </table:table-cell>
          <table:table-cell table:formula="of:=(1+[.H28])/(1-[.H28])" office:value-type="float" office:value="2.96724234443966" calcext:value-type="float">
            <text:p>2.9672423444</text:p>
          </table:table-cell>
          <table:table-cell table:formula="of:=IMREAL([.F28])/[.$B$17]" office:value-type="float" office:value="0.433979633323198" calcext:value-type="float">
            <text:p>0.4339796333</text:p>
          </table:table-cell>
          <table:table-cell table:formula="of:=IMAGINARY([.F28])/[.$B$17]" office:value-type="float" office:value="-0.49562214557449" calcext:value-type="float">
            <text:p>-0.4956221456</text:p>
          </table:table-cell>
          <table:table-cell table:formula="of:=IMABS([.F28])/[.$B$17]" office:value-type="float" office:value="0.658771305783121" calcext:value-type="float">
            <text:p>0.6587713058</text:p>
          </table:table-cell>
          <table:table-cell table:formula="of:=IMSUM([.C28];[.D28];[.$B$9])" office:value-type="string" office:string-value="0.28859375+0.263668509011097i" calcext:value-type="string">
            <text:p>0.28859375+0.263668509011097i</text:p>
          </table:table-cell>
          <table:table-cell table:formula="of:=[.$B$9]/IMABS([.N28])" office:value-type="float" office:value="0.738269077466922" calcext:value-type="float">
            <text:p>0.7382690775</text:p>
          </table:table-cell>
          <table:table-cell table:style-name="ce1" table:formula="of:=20*LOG([.O28];10)" office:value-type="float" office:value="-2.63570643398133" calcext:value-type="float">
            <text:p>-2.6</text:p>
          </table:table-cell>
          <table:table-cell table:style-name="ce1" table:formula="of:=[.P28]/[.$Q$15]" office:value-type="float" office:value="-0.823658260619165" calcext:value-type="float">
            <text:p>-0.8</text:p>
          </table:table-cell>
          <table:table-cell table:style-name="ce2" table:formula="of:=[.$B$19]/([.Q27]-[.Q28])" office:value-type="float" office:value="4.92617039295034" calcext:value-type="float">
            <text:p>5</text:p>
          </table:table-cell>
        </table:table-row>
        <table:table-row table:style-name="ro1">
          <table:table-cell table:formula="of:=[.A28]+[.$B$19]" office:value-type="float" office:value="7" calcext:value-type="float">
            <text:p>7</text:p>
          </table:table-cell>
          <table:table-cell table:formula="of:=[.$B$18]+[.A29]" office:value-type="float" office:value="3515.30584030079" calcext:value-type="float">
            <text:p>3515.3058403008</text:p>
          </table:table-cell>
          <table:table-cell table:formula="of:=COMPLEX(0;2*PI()*[.B29]*[.$B$2]/1000)" office:value-type="string" office:string-value="77.3056130210718i" calcext:value-type="string">
            <text:p>77.3056130210718i</text:p>
          </table:table-cell>
          <table:table-cell table:formula="of:=COMPLEX(0; -1000000000/2/PI()/[.B29]/[.$B$3])" office:value-type="string" office:string-value="-76.9980434765903i" calcext:value-type="string">
            <text:p>-76.9980434765903i</text:p>
          </table:table-cell>
          <table:table-cell table:formula="of:=IMSUM([.C29];[.D29];[.$B$7])" office:value-type="string" office:string-value="0.230875+0.30756954448151i" calcext:value-type="string">
            <text:p>0.230875+0.30756954448151i</text:p>
          </table:table-cell>
          <table:table-cell table:formula="of:=IMDIV([.$B$7]*[.$B$17];[.E29])" office:value-type="string" office:string-value="18.0197566618311-24.0057535382656i" calcext:value-type="string">
            <text:p>18.0197566618311-24.0057535382656i</text:p>
          </table:table-cell>
          <table:table-cell table:formula="of:=IMDIV(IMSUB([.F29];[.$B$17]);IMSUM([.F29];[.$B$17]))" office:value-type="string" office:string-value="-0.307327192883701-0.461386160821851i" calcext:value-type="string">
            <text:p>-0.307327192883701-0.461386160821851i</text:p>
          </table:table-cell>
          <table:table-cell table:formula="of:=IMABS([.G29])" office:value-type="float" office:value="0.554370988493899" calcext:value-type="float">
            <text:p>0.5543709885</text:p>
          </table:table-cell>
          <table:table-cell table:formula="of:=[.A29]" office:value-type="float" office:value="7" calcext:value-type="float">
            <text:p>7</text:p>
          </table:table-cell>
          <table:table-cell table:formula="of:=(1+[.H29])/(1-[.H29])" office:value-type="float" office:value="3.48803814015735" calcext:value-type="float">
            <text:p>3.4880381402</text:p>
          </table:table-cell>
          <table:table-cell table:formula="of:=IMREAL([.F29])/[.$B$17]" office:value-type="float" office:value="0.360395133236622" calcext:value-type="float">
            <text:p>0.3603951332</text:p>
          </table:table-cell>
          <table:table-cell table:formula="of:=IMAGINARY([.F29])/[.$B$17]" office:value-type="float" office:value="-0.480115070765312" calcext:value-type="float">
            <text:p>-0.4801150708</text:p>
          </table:table-cell>
          <table:table-cell table:formula="of:=IMABS([.F29])/[.$B$17]" office:value-type="float" office:value="0.600329187393569" calcext:value-type="float">
            <text:p>0.6003291874</text:p>
          </table:table-cell>
          <table:table-cell table:formula="of:=IMSUM([.C29];[.D29];[.$B$9])" office:value-type="string" office:string-value="0.28859375+0.30756954448151i" calcext:value-type="string">
            <text:p>0.28859375+0.30756954448151i</text:p>
          </table:table-cell>
          <table:table-cell table:formula="of:=[.$B$9]/IMABS([.N29])" office:value-type="float" office:value="0.684253136635289" calcext:value-type="float">
            <text:p>0.6842531366</text:p>
          </table:table-cell>
          <table:table-cell table:style-name="ce1" table:formula="of:=20*LOG([.O29];10)" office:value-type="float" office:value="-3.29566406190736" calcext:value-type="float">
            <text:p>-3.3</text:p>
          </table:table-cell>
          <table:table-cell table:style-name="ce1" table:formula="of:=[.P29]/[.$Q$15]" office:value-type="float" office:value="-1.02989501934605" calcext:value-type="float">
            <text:p>-1.0</text:p>
          </table:table-cell>
          <table:table-cell table:style-name="ce2" table:formula="of:=[.$B$19]/([.Q28]-[.Q29])" office:value-type="float" office:value="4.84879614174058" calcext:value-type="float">
            <text:p>5</text:p>
          </table:table-cell>
        </table:table-row>
        <table:table-row table:style-name="ro1">
          <table:table-cell table:formula="of:=[.A29]+[.$B$19]" office:value-type="float" office:value="8" calcext:value-type="float">
            <text:p>8</text:p>
          </table:table-cell>
          <table:table-cell table:formula="of:=[.$B$18]+[.A30]" office:value-type="float" office:value="3516.30584030079" calcext:value-type="float">
            <text:p>3516.3058403008</text:p>
          </table:table-cell>
          <table:table-cell table:formula="of:=COMPLEX(0;2*PI()*[.B30]*[.$B$2]/1000)" office:value-type="string" office:string-value="77.327604169647i" calcext:value-type="string">
            <text:p>77.327604169647i</text:p>
          </table:table-cell>
          <table:table-cell table:formula="of:=COMPLEX(0; -1000000000/2/PI()/[.B30]/[.$B$3])" office:value-type="string" office:string-value="-76.9761460515727i" calcext:value-type="string">
            <text:p>-76.9761460515727i</text:p>
          </table:table-cell>
          <table:table-cell table:formula="of:=IMSUM([.C30];[.D30];[.$B$7])" office:value-type="string" office:string-value="0.230875+0.351458118074305i" calcext:value-type="string">
            <text:p>0.230875+0.351458118074305i</text:p>
          </table:table-cell>
          <table:table-cell table:formula="of:=IMDIV([.$B$7]*[.$B$17];[.E30])" office:value-type="string" office:string-value="15.0722301024575-22.9442669279594i" calcext:value-type="string">
            <text:p>15.0722301024575-22.9442669279594i</text:p>
          </table:table-cell>
          <table:table-cell table:formula="of:=IMDIV(IMSUB([.F30];[.$B$17]);IMSUM([.F30];[.$B$17]))" office:value-type="string" office:string-value="-0.366824028274779-0.48193792188937i" calcext:value-type="string">
            <text:p>-0.366824028274779-0.48193792188937i</text:p>
          </table:table-cell>
          <table:table-cell table:formula="of:=IMABS([.G30])" office:value-type="float" office:value="0.605659993952697" calcext:value-type="float">
            <text:p>0.605659994</text:p>
          </table:table-cell>
          <table:table-cell table:formula="of:=[.A30]" office:value-type="float" office:value="8" calcext:value-type="float">
            <text:p>8</text:p>
          </table:table-cell>
          <table:table-cell table:formula="of:=(1+[.H30])/(1-[.H30])" office:value-type="float" office:value="4.07176540378733" calcext:value-type="float">
            <text:p>4.0717654038</text:p>
          </table:table-cell>
          <table:table-cell table:formula="of:=IMREAL([.F30])/[.$B$17]" office:value-type="float" office:value="0.30144460204915" calcext:value-type="float">
            <text:p>0.301444602</text:p>
          </table:table-cell>
          <table:table-cell table:formula="of:=IMAGINARY([.F30])/[.$B$17]" office:value-type="float" office:value="-0.458885338559188" calcext:value-type="float">
            <text:p>-0.4588853386</text:p>
          </table:table-cell>
          <table:table-cell table:formula="of:=IMABS([.F30])/[.$B$17]" office:value-type="float" office:value="0.549039708991209" calcext:value-type="float">
            <text:p>0.549039709</text:p>
          </table:table-cell>
          <table:table-cell table:formula="of:=IMSUM([.C30];[.D30];[.$B$9])" office:value-type="string" office:string-value="0.28859375+0.351458118074305i" calcext:value-type="string">
            <text:p>0.28859375+0.351458118074305i</text:p>
          </table:table-cell>
          <table:table-cell table:formula="of:=[.$B$9]/IMABS([.N30])" office:value-type="float" office:value="0.634602874240294" calcext:value-type="float">
            <text:p>0.6346028742</text:p>
          </table:table-cell>
          <table:table-cell table:style-name="ce1" table:formula="of:=20*LOG([.O30];10)" office:value-type="float" office:value="-3.94995930453336" calcext:value-type="float">
            <text:p>-3.9</text:p>
          </table:table-cell>
          <table:table-cell table:style-name="ce1" table:formula="of:=[.P30]/[.$Q$15]" office:value-type="float" office:value="-1.23436228266667" calcext:value-type="float">
            <text:p>-1.2</text:p>
          </table:table-cell>
          <table:table-cell table:style-name="ce2" table:formula="of:=[.$B$19]/([.Q29]-[.Q30])" office:value-type="float" office:value="4.8907584703763" calcext:value-type="float">
            <text:p>5</text:p>
          </table:table-cell>
        </table:table-row>
        <table:table-row table:style-name="ro1">
          <table:table-cell table:formula="of:=[.A30]+[.$B$19]" office:value-type="float" office:value="9" calcext:value-type="float">
            <text:p>9</text:p>
          </table:table-cell>
          <table:table-cell table:formula="of:=[.$B$18]+[.A31]" office:value-type="float" office:value="3517.30584030079" calcext:value-type="float">
            <text:p>3517.3058403008</text:p>
          </table:table-cell>
          <table:table-cell table:formula="of:=COMPLEX(0;2*PI()*[.B31]*[.$B$2]/1000)" office:value-type="string" office:string-value="77.3495953182221i" calcext:value-type="string">
            <text:p>77.3495953182221i</text:p>
          </table:table-cell>
          <table:table-cell table:formula="of:=COMPLEX(0; -1000000000/2/PI()/[.B31]/[.$B$3])" office:value-type="string" office:string-value="-76.954261077804i" calcext:value-type="string">
            <text:p>-76.954261077804i</text:p>
          </table:table-cell>
          <table:table-cell table:formula="of:=IMSUM([.C31];[.D31];[.$B$7])" office:value-type="string" office:string-value="0.230875+0.395334240418094i" calcext:value-type="string">
            <text:p>0.230875+0.395334240418094i</text:p>
          </table:table-cell>
          <table:table-cell table:formula="of:=IMDIV([.$B$7]*[.$B$17];[.E31])" office:value-type="string" office:string-value="12.7159330894712-21.7738765528248i" calcext:value-type="string">
            <text:p>12.7159330894712-21.7738765528248i</text:p>
          </table:table-cell>
          <table:table-cell table:formula="of:=IMDIV(IMSUB([.F31];[.$B$17]);IMSUM([.F31];[.$B$17]))" office:value-type="string" office:string-value="-0.42297218104104-0.494031087186249i" calcext:value-type="string">
            <text:p>-0.42297218104104-0.494031087186249i</text:p>
          </table:table-cell>
          <table:table-cell table:formula="of:=IMABS([.G31])" office:value-type="float" office:value="0.650363114760548" calcext:value-type="float">
            <text:p>0.6503631148</text:p>
          </table:table-cell>
          <table:table-cell table:formula="of:=[.A31]" office:value-type="float" office:value="9" calcext:value-type="float">
            <text:p>9</text:p>
          </table:table-cell>
          <table:table-cell table:formula="of:=(1+[.H31])/(1-[.H31])" office:value-type="float" office:value="4.72022027547317" calcext:value-type="float">
            <text:p>4.7202202755</text:p>
          </table:table-cell>
          <table:table-cell table:formula="of:=IMREAL([.F31])/[.$B$17]" office:value-type="float" office:value="0.254318661789424" calcext:value-type="float">
            <text:p>0.2543186618</text:p>
          </table:table-cell>
          <table:table-cell table:formula="of:=IMAGINARY([.F31])/[.$B$17]" office:value-type="float" office:value="-0.435477531056496" calcext:value-type="float">
            <text:p>-0.4354775311</text:p>
          </table:table-cell>
          <table:table-cell table:formula="of:=IMABS([.F31])/[.$B$17]" office:value-type="float" office:value="0.504300170324604" calcext:value-type="float">
            <text:p>0.5043001703</text:p>
          </table:table-cell>
          <table:table-cell table:formula="of:=IMSUM([.C31];[.D31];[.$B$9])" office:value-type="string" office:string-value="0.28859375+0.395334240418094i" calcext:value-type="string">
            <text:p>0.28859375+0.395334240418094i</text:p>
          </table:table-cell>
          <table:table-cell table:formula="of:=[.$B$9]/IMABS([.N31])" office:value-type="float" office:value="0.589611176100458" calcext:value-type="float">
            <text:p>0.5896111761</text:p>
          </table:table-cell>
          <table:table-cell table:style-name="ce1" table:formula="of:=20*LOG([.O31];10)" office:value-type="float" office:value="-4.5886858600779" calcext:value-type="float">
            <text:p>-4.6</text:p>
          </table:table-cell>
          <table:table-cell table:style-name="ce1" table:formula="of:=[.P31]/[.$Q$15]" office:value-type="float" office:value="-1.43396433127434" calcext:value-type="float">
            <text:p>-1.4</text:p>
          </table:table-cell>
          <table:table-cell table:style-name="ce2" table:formula="of:=[.$B$19]/([.Q30]-[.Q31])" office:value-type="float" office:value="5.00996861993913" calcext:value-type="float">
            <text:p>5</text:p>
          </table:table-cell>
        </table:table-row>
        <table:table-row table:style-name="ro1">
          <table:table-cell table:formula="of:=[.A31]+[.$B$19]" office:value-type="float" office:value="10" calcext:value-type="float">
            <text:p>10</text:p>
          </table:table-cell>
          <table:table-cell table:formula="of:=[.$B$18]+[.A32]" office:value-type="float" office:value="3518.30584030079" calcext:value-type="float">
            <text:p>3518.3058403008</text:p>
          </table:table-cell>
          <table:table-cell table:formula="of:=COMPLEX(0;2*PI()*[.B32]*[.$B$2]/1000)" office:value-type="string" office:string-value="77.3715864667973i" calcext:value-type="string">
            <text:p>77.3715864667973i</text:p>
          </table:table-cell>
          <table:table-cell table:formula="of:=COMPLEX(0; -1000000000/2/PI()/[.B32]/[.$B$3])" office:value-type="string" office:string-value="-76.9323885446671i" calcext:value-type="string">
            <text:p>-76.9323885446671i</text:p>
          </table:table-cell>
          <table:table-cell table:formula="of:=IMSUM([.C32];[.D32];[.$B$7])" office:value-type="string" office:string-value="0.230875+0.439197922130191i" calcext:value-type="string">
            <text:p>0.230875+0.439197922130191i</text:p>
          </table:table-cell>
          <table:table-cell table:formula="of:=IMDIV([.$B$7]*[.$B$17];[.E32])" office:value-type="string" office:string-value="10.8252805083273-20.5931378699895i" calcext:value-type="string">
            <text:p>10.8252805083273-20.5931378699895i</text:p>
          </table:table-cell>
          <table:table-cell table:formula="of:=IMDIV(IMSUB([.F32];[.$B$17]);IMSUM([.F32];[.$B$17]))" office:value-type="string" office:string-value="-0.47498417436343-0.499373816361773i" calcext:value-type="string">
            <text:p>-0.47498417436343-0.499373816361773i</text:p>
          </table:table-cell>
          <table:table-cell table:formula="of:=IMABS([.G32])" office:value-type="float" office:value="0.689190956385406" calcext:value-type="float">
            <text:p>0.6891909564</text:p>
          </table:table-cell>
          <table:table-cell table:formula="of:=[.A32]" office:value-type="float" office:value="10" calcext:value-type="float">
            <text:p>10</text:p>
          </table:table-cell>
          <table:table-cell table:formula="of:=(1+[.H32])/(1-[.H32])" office:value-type="float" office:value="5.43481919554445" calcext:value-type="float">
            <text:p>5.4348191955</text:p>
          </table:table-cell>
          <table:table-cell table:formula="of:=IMREAL([.F32])/[.$B$17]" office:value-type="float" office:value="0.216505610166546" calcext:value-type="float">
            <text:p>0.2165056102</text:p>
          </table:table-cell>
          <table:table-cell table:formula="of:=IMAGINARY([.F32])/[.$B$17]" office:value-type="float" office:value="-0.41186275739979" calcext:value-type="float">
            <text:p>-0.4118627574</text:p>
          </table:table-cell>
          <table:table-cell table:formula="of:=IMABS([.F32])/[.$B$17]" office:value-type="float" office:value="0.465301633530924" calcext:value-type="float">
            <text:p>0.4653016335</text:p>
          </table:table-cell>
          <table:table-cell table:formula="of:=IMSUM([.C32];[.D32];[.$B$9])" office:value-type="string" office:string-value="0.28859375+0.439197922130191i" calcext:value-type="string">
            <text:p>0.28859375+0.439197922130191i</text:p>
          </table:table-cell>
          <table:table-cell table:formula="of:=[.$B$9]/IMABS([.N32])" office:value-type="float" office:value="0.549148612955112" calcext:value-type="float">
            <text:p>0.549148613</text:p>
          </table:table-cell>
          <table:table-cell table:style-name="ce1" table:formula="of:=20*LOG([.O32];10)" office:value-type="float" office:value="-5.20620218013226" calcext:value-type="float">
            <text:p>-5.2</text:p>
          </table:table-cell>
          <table:table-cell table:style-name="ce1" table:formula="of:=[.P32]/[.$Q$15]" office:value-type="float" office:value="-1.62693818129133" calcext:value-type="float">
            <text:p>-1.6</text:p>
          </table:table-cell>
          <table:table-cell table:style-name="ce2" table:formula="of:=[.$B$19]/([.Q31]-[.Q32])" office:value-type="float" office:value="5.18204927720505" calcext:value-type="float">
            <text:p>5</text:p>
          </table:table-cell>
        </table:table-row>
        <table:table-row table:style-name="ro1">
          <table:table-cell table:formula="of:=[.A32]+[.$B$19]" office:value-type="float" office:value="11" calcext:value-type="float">
            <text:p>11</text:p>
          </table:table-cell>
          <table:table-cell table:formula="of:=[.$B$18]+[.A33]" office:value-type="float" office:value="3519.30584030079" calcext:value-type="float">
            <text:p>3519.3058403008</text:p>
          </table:table-cell>
          <table:table-cell table:formula="of:=COMPLEX(0;2*PI()*[.B33]*[.$B$2]/1000)" office:value-type="string" office:string-value="77.3935776153724i" calcext:value-type="string">
            <text:p>77.3935776153724i</text:p>
          </table:table-cell>
          <table:table-cell table:formula="of:=COMPLEX(0; -1000000000/2/PI()/[.B33]/[.$B$3])" office:value-type="string" office:string-value="-76.9105284415571i" calcext:value-type="string">
            <text:p>-76.9105284415571i</text:p>
          </table:table-cell>
          <table:table-cell table:formula="of:=IMSUM([.C33];[.D33];[.$B$7])" office:value-type="string" office:string-value="0.230875+0.483049173815289i" calcext:value-type="string">
            <text:p>0.230875+0.483049173815289i</text:p>
          </table:table-cell>
          <table:table-cell table:formula="of:=IMDIV([.$B$7]*[.$B$17];[.E33])" office:value-type="string" office:string-value="9.29795360123128-19.4536818852091i" calcext:value-type="string">
            <text:p>9.29795360123128-19.4536818852091i</text:p>
          </table:table-cell>
          <table:table-cell table:formula="of:=IMDIV(IMSUB([.F33];[.$B$17]);IMSUM([.F33];[.$B$17]))" office:value-type="string" office:string-value="-0.522532147961506-0.499492044289236i" calcext:value-type="string">
            <text:p>-0.522532147961506-0.499492044289236i</text:p>
          </table:table-cell>
          <table:table-cell table:formula="of:=IMABS([.G33])" office:value-type="float" office:value="0.722863851607967" calcext:value-type="float">
            <text:p>0.7228638516</text:p>
          </table:table-cell>
          <table:table-cell table:formula="of:=[.A33]" office:value-type="float" office:value="11" calcext:value-type="float">
            <text:p>11</text:p>
          </table:table-cell>
          <table:table-cell table:formula="of:=(1+[.H33])/(1-[.H33])" office:value-type="float" office:value="6.21666953807422" calcext:value-type="float">
            <text:p>6.2166695381</text:p>
          </table:table-cell>
          <table:table-cell table:formula="of:=IMREAL([.F33])/[.$B$17]" office:value-type="float" office:value="0.185959072024626" calcext:value-type="float">
            <text:p>0.185959072</text:p>
          </table:table-cell>
          <table:table-cell table:formula="of:=IMAGINARY([.F33])/[.$B$17]" office:value-type="float" office:value="-0.389073637704182" calcext:value-type="float">
            <text:p>-0.3890736377</text:p>
          </table:table-cell>
          <table:table-cell table:formula="of:=IMABS([.F33])/[.$B$17]" office:value-type="float" office:value="0.43122972071116" calcext:value-type="float">
            <text:p>0.4312297207</text:p>
          </table:table-cell>
          <table:table-cell table:formula="of:=IMSUM([.C33];[.D33];[.$B$9])" office:value-type="string" office:string-value="0.28859375+0.483049173815289i" calcext:value-type="string">
            <text:p>0.28859375+0.483049173815289i</text:p>
          </table:table-cell>
          <table:table-cell table:formula="of:=[.$B$9]/IMABS([.N33])" office:value-type="float" office:value="0.512880030692038" calcext:value-type="float">
            <text:p>0.5128800307</text:p>
          </table:table-cell>
          <table:table-cell table:style-name="ce1" table:formula="of:=20*LOG([.O33];10)" office:value-type="float" office:value="-5.79968420270088" calcext:value-type="float">
            <text:p>-5.8</text:p>
          </table:table-cell>
          <table:table-cell table:style-name="ce1" table:formula="of:=[.P33]/[.$Q$15]" office:value-type="float" office:value="-1.81240131334403" calcext:value-type="float">
            <text:p>-1.8</text:p>
          </table:table-cell>
          <table:table-cell table:style-name="ce2" table:formula="of:=[.$B$19]/([.Q32]-[.Q33])" office:value-type="float" office:value="5.39190721590897" calcext:value-type="float">
            <text:p>5</text:p>
          </table:table-cell>
        </table:table-row>
        <table:table-row table:style-name="ro1">
          <table:table-cell table:formula="of:=[.A33]+[.$B$19]" office:value-type="float" office:value="12" calcext:value-type="float">
            <text:p>12</text:p>
          </table:table-cell>
          <table:table-cell table:formula="of:=[.$B$18]+[.A34]" office:value-type="float" office:value="3520.30584030079" calcext:value-type="float">
            <text:p>3520.3058403008</text:p>
          </table:table-cell>
          <table:table-cell table:formula="of:=COMPLEX(0;2*PI()*[.B34]*[.$B$2]/1000)" office:value-type="string" office:string-value="77.4155687639475i" calcext:value-type="string">
            <text:p>77.4155687639475i</text:p>
          </table:table-cell>
          <table:table-cell table:formula="of:=COMPLEX(0; -1000000000/2/PI()/[.B34]/[.$B$3])" office:value-type="string" office:string-value="-76.8886807578811i" calcext:value-type="string">
            <text:p>-76.8886807578811i</text:p>
          </table:table-cell>
          <table:table-cell table:formula="of:=IMSUM([.C34];[.D34];[.$B$7])" office:value-type="string" office:string-value="0.230875+0.5268880060664i" calcext:value-type="string">
            <text:p>0.230875+0.5268880060664i</text:p>
          </table:table-cell>
          <table:table-cell table:formula="of:=IMDIV([.$B$7]*[.$B$17];[.E34])" office:value-type="string" office:string-value="8.0539396217656-18.3801805665024i" calcext:value-type="string">
            <text:p>8.0539396217656-18.3801805665024i</text:p>
          </table:table-cell>
          <table:table-cell table:formula="of:=IMDIV(IMSUB([.F34];[.$B$17]);IMSUM([.F34];[.$B$17]))" office:value-type="string" office:string-value="-0.565601828811977-0.495677717934267i" calcext:value-type="string">
            <text:p>-0.565601828811977-0.495677717934267i</text:p>
          </table:table-cell>
          <table:table-cell table:formula="of:=IMABS([.G34])" office:value-type="float" office:value="0.752065042939755" calcext:value-type="float">
            <text:p>0.7520650429</text:p>
          </table:table-cell>
          <table:table-cell table:formula="of:=[.A34]" office:value-type="float" office:value="12" calcext:value-type="float">
            <text:p>12</text:p>
          </table:table-cell>
          <table:table-cell table:formula="of:=(1+[.H34])/(1-[.H34])" office:value-type="float" office:value="7.06663176388648" calcext:value-type="float">
            <text:p>7.0666317639</text:p>
          </table:table-cell>
          <table:table-cell table:formula="of:=IMREAL([.F34])/[.$B$17]" office:value-type="float" office:value="0.161078792435312" calcext:value-type="float">
            <text:p>0.1610787924</text:p>
          </table:table-cell>
          <table:table-cell table:formula="of:=IMAGINARY([.F34])/[.$B$17]" office:value-type="float" office:value="-0.367603611330048" calcext:value-type="float">
            <text:p>-0.3676036113</text:p>
          </table:table-cell>
          <table:table-cell table:formula="of:=IMABS([.F34])/[.$B$17]" office:value-type="float" office:value="0.401346225141475" calcext:value-type="float">
            <text:p>0.4013462251</text:p>
          </table:table-cell>
          <table:table-cell table:formula="of:=IMSUM([.C34];[.D34];[.$B$9])" office:value-type="string" office:string-value="0.28859375+0.5268880060664i" calcext:value-type="string">
            <text:p>0.28859375+0.5268880060664i</text:p>
          </table:table-cell>
          <table:table-cell table:formula="of:=[.$B$9]/IMABS([.N34])" office:value-type="float" office:value="0.480391252683954" calcext:value-type="float">
            <text:p>0.4803912527</text:p>
          </table:table-cell>
          <table:table-cell table:style-name="ce1" table:formula="of:=20*LOG([.O34];10)" office:value-type="float" office:value="-6.36809818298782" calcext:value-type="float">
            <text:p>-6.4</text:p>
          </table:table-cell>
          <table:table-cell table:style-name="ce1" table:formula="of:=[.P34]/[.$Q$15]" office:value-type="float" office:value="-1.99003068218369" calcext:value-type="float">
            <text:p>-2.0</text:p>
          </table:table-cell>
          <table:table-cell table:style-name="ce2" table:formula="of:=[.$B$19]/([.Q33]-[.Q34])" office:value-type="float" office:value="5.62969967484721" calcext:value-type="float">
            <text:p>6</text:p>
          </table:table-cell>
        </table:table-row>
        <table:table-row table:style-name="ro1">
          <table:table-cell table:formula="of:=[.A34]+[.$B$19]" office:value-type="float" office:value="13" calcext:value-type="float">
            <text:p>13</text:p>
          </table:table-cell>
          <table:table-cell table:formula="of:=[.$B$18]+[.A35]" office:value-type="float" office:value="3521.30584030079" calcext:value-type="float">
            <text:p>3521.3058403008</text:p>
          </table:table-cell>
          <table:table-cell table:formula="of:=COMPLEX(0;2*PI()*[.B35]*[.$B$2]/1000)" office:value-type="string" office:string-value="77.4375599125226i" calcext:value-type="string">
            <text:p>77.4375599125226i</text:p>
          </table:table-cell>
          <table:table-cell table:formula="of:=COMPLEX(0; -1000000000/2/PI()/[.B35]/[.$B$3])" office:value-type="string" office:string-value="-76.8668454830584i" calcext:value-type="string">
            <text:p>-76.8668454830584i</text:p>
          </table:table-cell>
          <table:table-cell table:formula="of:=IMSUM([.C35];[.D35];[.$B$7])" office:value-type="string" office:string-value="0.230875+0.570714429464203i" calcext:value-type="string">
            <text:p>0.230875+0.570714429464203i</text:p>
          </table:table-cell>
          <table:table-cell table:formula="of:=IMDIV([.$B$7]*[.$B$17];[.E35])" office:value-type="string" office:string-value="7.03175494229767-17.3822371847342i" calcext:value-type="string">
            <text:p>7.03175494229767-17.3822371847342i</text:p>
          </table:table-cell>
          <table:table-cell table:formula="of:=IMDIV(IMSUB([.F35];[.$B$17]);IMSUM([.F35];[.$B$17]))" office:value-type="string" office:string-value="-0.604375624204001-0.488984385304914i" calcext:value-type="string">
            <text:p>-0.604375624204001-0.488984385304914i</text:p>
          </table:table-cell>
          <table:table-cell table:formula="of:=IMABS([.G35])" office:value-type="float" office:value="0.777415991734156" calcext:value-type="float">
            <text:p>0.7774159917</text:p>
          </table:table-cell>
          <table:table-cell table:formula="of:=[.A35]" office:value-type="float" office:value="13" calcext:value-type="float">
            <text:p>13</text:p>
          </table:table-cell>
          <table:table-cell table:formula="of:=(1+[.H35])/(1-[.H35])" office:value-type="float" office:value="7.98537148100635" calcext:value-type="float">
            <text:p>7.985371481</text:p>
          </table:table-cell>
          <table:table-cell table:formula="of:=IMREAL([.F35])/[.$B$17]" office:value-type="float" office:value="0.140635098845953" calcext:value-type="float">
            <text:p>0.1406350988</text:p>
          </table:table-cell>
          <table:table-cell table:formula="of:=IMAGINARY([.F35])/[.$B$17]" office:value-type="float" office:value="-0.347644743694684" calcext:value-type="float">
            <text:p>-0.3476447437</text:p>
          </table:table-cell>
          <table:table-cell table:formula="of:=IMABS([.F35])/[.$B$17]" office:value-type="float" office:value="0.375013464886201" calcext:value-type="float">
            <text:p>0.3750134649</text:p>
          </table:table-cell>
          <table:table-cell table:formula="of:=IMSUM([.C35];[.D35];[.$B$9])" office:value-type="string" office:string-value="0.28859375+0.570714429464203i" calcext:value-type="string">
            <text:p>0.28859375+0.570714429464203i</text:p>
          </table:table-cell>
          <table:table-cell table:formula="of:=[.$B$9]/IMABS([.N35])" office:value-type="float" office:value="0.451257642926331" calcext:value-type="float">
            <text:p>0.4512576429</text:p>
          </table:table-cell>
          <table:table-cell table:style-name="ce1" table:formula="of:=20*LOG([.O35];10)" office:value-type="float" office:value="-6.9115085880361" calcext:value-type="float">
            <text:p>-6.9</text:p>
          </table:table-cell>
          <table:table-cell table:style-name="ce1" table:formula="of:=[.P35]/[.$Q$15]" office:value-type="float" office:value="-2.15984643376128" calcext:value-type="float">
            <text:p>-2.2</text:p>
          </table:table-cell>
          <table:table-cell table:style-name="ce2" table:formula="of:=[.$B$19]/([.Q34]-[.Q35])" office:value-type="float" office:value="5.88873523633709" calcext:value-type="float">
            <text:p>6</text:p>
          </table:table-cell>
        </table:table-row>
        <table:table-row table:style-name="ro1">
          <table:table-cell table:formula="of:=[.A35]+[.$B$19]" office:value-type="float" office:value="14" calcext:value-type="float">
            <text:p>14</text:p>
          </table:table-cell>
          <table:table-cell table:formula="of:=[.$B$18]+[.A36]" office:value-type="float" office:value="3522.30584030079" calcext:value-type="float">
            <text:p>3522.3058403008</text:p>
          </table:table-cell>
          <table:table-cell table:formula="of:=COMPLEX(0;2*PI()*[.B36]*[.$B$2]/1000)" office:value-type="string" office:string-value="77.4595510610978i" calcext:value-type="string">
            <text:p>77.4595510610978i</text:p>
          </table:table-cell>
          <table:table-cell table:formula="of:=COMPLEX(0; -1000000000/2/PI()/[.B36]/[.$B$3])" office:value-type="string" office:string-value="-76.8450226065201i" calcext:value-type="string">
            <text:p>-76.8450226065201i</text:p>
          </table:table-cell>
          <table:table-cell table:formula="of:=IMSUM([.C36];[.D36];[.$B$7])" office:value-type="string" office:string-value="0.230875+0.614528454577695i" calcext:value-type="string">
            <text:p>0.230875+0.614528454577695i</text:p>
          </table:table-cell>
          <table:table-cell table:formula="of:=IMDIV([.$B$7]*[.$B$17];[.E36])" office:value-type="string" office:string-value="6.18441266407252-16.4612779942532i" calcext:value-type="string">
            <text:p>6.18441266407252-16.4612779942532i</text:p>
          </table:table-cell>
          <table:table-cell table:formula="of:=IMDIV(IMSUB([.F36];[.$B$17]);IMSUM([.F36];[.$B$17]))" office:value-type="string" office:string-value="-0.6391468677366-0.480248008011583i" calcext:value-type="string">
            <text:p>-0.6391468677366-0.480248008011583i</text:p>
          </table:table-cell>
          <table:table-cell table:formula="of:=IMABS([.G36])" office:value-type="float" office:value="0.799466614522833" calcext:value-type="float">
            <text:p>0.7994666145</text:p>
          </table:table-cell>
          <table:table-cell table:formula="of:=[.A36]" office:value-type="float" office:value="14" calcext:value-type="float">
            <text:p>14</text:p>
          </table:table-cell>
          <table:table-cell table:formula="of:=(1+[.H36])/(1-[.H36])" office:value-type="float" office:value="8.97340166197775" calcext:value-type="float">
            <text:p>8.973401662</text:p>
          </table:table-cell>
          <table:table-cell table:formula="of:=IMREAL([.F36])/[.$B$17]" office:value-type="float" office:value="0.12368825328145" calcext:value-type="float">
            <text:p>0.1236882533</text:p>
          </table:table-cell>
          <table:table-cell table:formula="of:=IMAGINARY([.F36])/[.$B$17]" office:value-type="float" office:value="-0.329225559885064" calcext:value-type="float">
            <text:p>-0.3292255599</text:p>
          </table:table-cell>
          <table:table-cell table:formula="of:=IMABS([.F36])/[.$B$17]" office:value-type="float" office:value="0.351693408072216" calcext:value-type="float">
            <text:p>0.3516934081</text:p>
          </table:table-cell>
          <table:table-cell table:formula="of:=IMSUM([.C36];[.D36];[.$B$9])" office:value-type="string" office:string-value="0.28859375+0.614528454577695i" calcext:value-type="string">
            <text:p>0.28859375+0.614528454577695i</text:p>
          </table:table-cell>
          <table:table-cell table:formula="of:=[.$B$9]/IMABS([.N36])" office:value-type="float" office:value="0.425078062300179" calcext:value-type="float">
            <text:p>0.4250780623</text:p>
          </table:table-cell>
          <table:table-cell table:style-name="ce1" table:formula="of:=20*LOG([.O36];10)" office:value-type="float" office:value="-7.43062615602439" calcext:value-type="float">
            <text:p>-7.4</text:p>
          </table:table-cell>
          <table:table-cell table:style-name="ce1" table:formula="of:=[.P36]/[.$Q$15]" office:value-type="float" office:value="-2.32207067375762" calcext:value-type="float">
            <text:p>-2.3</text:p>
          </table:table-cell>
          <table:table-cell table:style-name="ce2" table:formula="of:=[.$B$19]/([.Q35]-[.Q36])" office:value-type="float" office:value="6.16430688793837" calcext:value-type="float">
            <text:p>6</text:p>
          </table:table-cell>
        </table:table-row>
        <table:table-row table:style-name="ro1">
          <table:table-cell table:formula="of:=[.A36]+[.$B$19]" office:value-type="float" office:value="15" calcext:value-type="float">
            <text:p>15</text:p>
          </table:table-cell>
          <table:table-cell table:formula="of:=[.$B$18]+[.A37]" office:value-type="float" office:value="3523.30584030079" calcext:value-type="float">
            <text:p>3523.3058403008</text:p>
          </table:table-cell>
          <table:table-cell table:formula="of:=COMPLEX(0;2*PI()*[.B37]*[.$B$2]/1000)" office:value-type="string" office:string-value="77.4815422096729i" calcext:value-type="string">
            <text:p>77.4815422096729i</text:p>
          </table:table-cell>
          <table:table-cell table:formula="of:=COMPLEX(0; -1000000000/2/PI()/[.B37]/[.$B$3])" office:value-type="string" office:string-value="-76.8232121177094i" calcext:value-type="string">
            <text:p>-76.8232121177094i</text:p>
          </table:table-cell>
          <table:table-cell table:formula="of:=IMSUM([.C37];[.D37];[.$B$7])" office:value-type="string" office:string-value="0.230875+0.658330091963492i" calcext:value-type="string">
            <text:p>0.230875+0.658330091963492i</text:p>
          </table:table-cell>
          <table:table-cell table:formula="of:=IMDIV([.$B$7]*[.$B$17];[.E37])" office:value-type="string" office:string-value="5.47596786124629-15.6144858719367i" calcext:value-type="string">
            <text:p>5.47596786124629-15.6144858719367i</text:p>
          </table:table-cell>
          <table:table-cell table:formula="of:=IMDIV(IMSUB([.F37];[.$B$17]);IMSUM([.F37];[.$B$17]))" office:value-type="string" office:string-value="-0.67026098577124-0.470118279504429i" calcext:value-type="string">
            <text:p>-0.67026098577124-0.470118279504429i</text:p>
          </table:table-cell>
          <table:table-cell table:formula="of:=IMABS([.G37])" office:value-type="float" office:value="0.818694684098559" calcext:value-type="float">
            <text:p>0.8186946841</text:p>
          </table:table-cell>
          <table:table-cell table:formula="of:=[.A37]" office:value-type="float" office:value="15" calcext:value-type="float">
            <text:p>15</text:p>
          </table:table-cell>
          <table:table-cell table:formula="of:=(1+[.H37])/(1-[.H37])" office:value-type="float" office:value="10.0311161592593" calcext:value-type="float">
            <text:p>10.0311161593</text:p>
          </table:table-cell>
          <table:table-cell table:formula="of:=IMREAL([.F37])/[.$B$17]" office:value-type="float" office:value="0.109519357224926" calcext:value-type="float">
            <text:p>0.1095193572</text:p>
          </table:table-cell>
          <table:table-cell table:formula="of:=IMAGINARY([.F37])/[.$B$17]" office:value-type="float" office:value="-0.312289717438734" calcext:value-type="float">
            <text:p>-0.3122897174</text:p>
          </table:table-cell>
          <table:table-cell table:formula="of:=IMABS([.F37])/[.$B$17]" office:value-type="float" office:value="0.330937089527489" calcext:value-type="float">
            <text:p>0.3309370895</text:p>
          </table:table-cell>
          <table:table-cell table:formula="of:=IMSUM([.C37];[.D37];[.$B$9])" office:value-type="string" office:string-value="0.28859375+0.658330091963492i" calcext:value-type="string">
            <text:p>0.28859375+0.658330091963492i</text:p>
          </table:table-cell>
          <table:table-cell table:formula="of:=[.$B$9]/IMABS([.N37])" office:value-type="float" office:value="0.401489371123355" calcext:value-type="float">
            <text:p>0.4014893711</text:p>
          </table:table-cell>
          <table:table-cell table:style-name="ce1" table:formula="of:=20*LOG([.O37];10)" office:value-type="float" office:value="-7.92651895159529" calcext:value-type="float">
            <text:p>-7.9</text:p>
          </table:table-cell>
          <table:table-cell table:style-name="ce1" table:formula="of:=[.P37]/[.$Q$15]" office:value-type="float" office:value="-2.47703717237353" calcext:value-type="float">
            <text:p>-2.5</text:p>
          </table:table-cell>
          <table:table-cell table:style-name="ce2" table:formula="of:=[.$B$19]/([.Q36]-[.Q37])" office:value-type="float" office:value="6.45300764314583" calcext:value-type="float">
            <text:p>6</text:p>
          </table:table-cell>
        </table:table-row>
        <table:table-row table:style-name="ro1">
          <table:table-cell table:formula="of:=[.A37]+[.$B$19]" office:value-type="float" office:value="16" calcext:value-type="float">
            <text:p>16</text:p>
          </table:table-cell>
          <table:table-cell table:formula="of:=[.$B$18]+[.A38]" office:value-type="float" office:value="3524.30584030079" calcext:value-type="float">
            <text:p>3524.3058403008</text:p>
          </table:table-cell>
          <table:table-cell table:formula="of:=COMPLEX(0;2*PI()*[.B38]*[.$B$2]/1000)" office:value-type="string" office:string-value="77.503533358248i" calcext:value-type="string">
            <text:p>77.503533358248i</text:p>
          </table:table-cell>
          <table:table-cell table:formula="of:=COMPLEX(0; -1000000000/2/PI()/[.B38]/[.$B$3])" office:value-type="string" office:string-value="-76.8014140060815i" calcext:value-type="string">
            <text:p>-76.8014140060815i</text:p>
          </table:table-cell>
          <table:table-cell table:formula="of:=IMSUM([.C38];[.D38];[.$B$7])" office:value-type="string" office:string-value="0.230875+0.702119352166505i" calcext:value-type="string">
            <text:p>0.230875+0.702119352166505i</text:p>
          </table:table-cell>
          <table:table-cell table:formula="of:=IMDIV([.$B$7]*[.$B$17];[.E38])" office:value-type="string" office:string-value="4.87879549960833-14.8370188870075i" calcext:value-type="string">
            <text:p>4.87879549960833-14.8370188870075i</text:p>
          </table:table-cell>
          <table:table-cell table:formula="of:=IMDIV(IMSUB([.F38];[.$B$17]);IMSUM([.F38];[.$B$17]))" office:value-type="string" office:string-value="-0.698077459840859-0.459091842557666i" calcext:value-type="string">
            <text:p>-0.698077459840859-0.459091842557666i</text:p>
          </table:table-cell>
          <table:table-cell table:formula="of:=IMABS([.G38])" office:value-type="float" office:value="0.835510299063308" calcext:value-type="float">
            <text:p>0.8355102991</text:p>
          </table:table-cell>
          <table:table-cell table:formula="of:=[.A38]" office:value-type="float" office:value="16" calcext:value-type="float">
            <text:p>16</text:p>
          </table:table-cell>
          <table:table-cell table:formula="of:=(1+[.H38])/(1-[.H38])" office:value-type="float" office:value="11.1588159538922" calcext:value-type="float">
            <text:p>11.1588159539</text:p>
          </table:table-cell>
          <table:table-cell table:formula="of:=IMREAL([.F38])/[.$B$17]" office:value-type="float" office:value="0.0975759099921666" calcext:value-type="float">
            <text:p>0.09757591</text:p>
          </table:table-cell>
          <table:table-cell table:formula="of:=IMAGINARY([.F38])/[.$B$17]" office:value-type="float" office:value="-0.29674037774015" calcext:value-type="float">
            <text:p>-0.2967403777</text:p>
          </table:table-cell>
          <table:table-cell table:formula="of:=IMABS([.F38])/[.$B$17]" office:value-type="float" office:value="0.312371429538884" calcext:value-type="float">
            <text:p>0.3123714295</text:p>
          </table:table-cell>
          <table:table-cell table:formula="of:=IMSUM([.C38];[.D38];[.$B$9])" office:value-type="string" office:string-value="0.28859375+0.702119352166505i" calcext:value-type="string">
            <text:p>0.28859375+0.702119352166505i</text:p>
          </table:table-cell>
          <table:table-cell table:formula="of:=[.$B$9]/IMABS([.N38])" office:value-type="float" office:value="0.380170541419803" calcext:value-type="float">
            <text:p>0.3801705414</text:p>
          </table:table-cell>
          <table:table-cell table:style-name="ce1" table:formula="of:=20*LOG([.O38];10)" office:value-type="float" office:value="-8.40043077384547" calcext:value-type="float">
            <text:p>-8.4</text:p>
          </table:table-cell>
          <table:table-cell table:style-name="ce1" table:formula="of:=[.P38]/[.$Q$15]" office:value-type="float" office:value="-2.62513461682671" calcext:value-type="float">
            <text:p>-2.6</text:p>
          </table:table-cell>
          <table:table-cell table:style-name="ce2" table:formula="of:=[.$B$19]/([.Q37]-[.Q38])" office:value-type="float" office:value="6.75231097803406" calcext:value-type="float">
            <text:p>7</text:p>
          </table:table-cell>
        </table:table-row>
        <table:table-row table:style-name="ro1">
          <table:table-cell table:formula="of:=[.A38]+[.$B$19]" office:value-type="float" office:value="17" calcext:value-type="float">
            <text:p>17</text:p>
          </table:table-cell>
          <table:table-cell table:formula="of:=[.$B$18]+[.A39]" office:value-type="float" office:value="3525.30584030079" calcext:value-type="float">
            <text:p>3525.3058403008</text:p>
          </table:table-cell>
          <table:table-cell table:formula="of:=COMPLEX(0;2*PI()*[.B39]*[.$B$2]/1000)" office:value-type="string" office:string-value="77.5255245068232i" calcext:value-type="string">
            <text:p>77.5255245068232i</text:p>
          </table:table-cell>
          <table:table-cell table:formula="of:=COMPLEX(0; -1000000000/2/PI()/[.B39]/[.$B$3])" office:value-type="string" office:string-value="-76.7796282611035i" calcext:value-type="string">
            <text:p>-76.7796282611035i</text:p>
          </table:table-cell>
          <table:table-cell table:formula="of:=IMSUM([.C39];[.D39];[.$B$7])" office:value-type="string" office:string-value="0.230875+0.745896245719706i" calcext:value-type="string">
            <text:p>0.230875+0.745896245719706i</text:p>
          </table:table-cell>
          <table:table-cell table:formula="of:=IMDIV([.$B$7]*[.$B$17];[.E39])" office:value-type="string" office:string-value="4.37152465088867-14.123243422497i" calcext:value-type="string">
            <text:p>4.37152465088867-14.123243422497i</text:p>
          </table:table-cell>
          <table:table-cell table:formula="of:=IMDIV(IMSUB([.F39];[.$B$17]);IMSUM([.F39];[.$B$17]))" office:value-type="string" office:string-value="-0.72294673783794-0.44754301702453i" calcext:value-type="string">
            <text:p>-0.72294673783794-0.44754301702453i</text:p>
          </table:table-cell>
          <table:table-cell table:formula="of:=IMABS([.G39])" office:value-type="float" office:value="0.850262746354289" calcext:value-type="float">
            <text:p>0.8502627464</text:p>
          </table:table-cell>
          <table:table-cell table:formula="of:=[.A39]" office:value-type="float" office:value="17" calcext:value-type="float">
            <text:p>17</text:p>
          </table:table-cell>
          <table:table-cell table:formula="of:=(1+[.H39])/(1-[.H39])" office:value-type="float" office:value="12.356729546624" calcext:value-type="float">
            <text:p>12.3567295466</text:p>
          </table:table-cell>
          <table:table-cell table:formula="of:=IMREAL([.F39])/[.$B$17]" office:value-type="float" office:value="0.0874304930177734" calcext:value-type="float">
            <text:p>0.087430493</text:p>
          </table:table-cell>
          <table:table-cell table:formula="of:=IMAGINARY([.F39])/[.$B$17]" office:value-type="float" office:value="-0.28246486844994" calcext:value-type="float">
            <text:p>-0.2824648684</text:p>
          </table:table-cell>
          <table:table-cell table:formula="of:=IMABS([.F39])/[.$B$17]" office:value-type="float" office:value="0.295686477570032" calcext:value-type="float">
            <text:p>0.2956864776</text:p>
          </table:table-cell>
          <table:table-cell table:formula="of:=IMSUM([.C39];[.D39];[.$B$9])" office:value-type="string" office:string-value="0.28859375+0.745896245719706i" calcext:value-type="string">
            <text:p>0.28859375+0.745896245719706i</text:p>
          </table:table-cell>
          <table:table-cell table:formula="of:=[.$B$9]/IMABS([.N39])" office:value-type="float" office:value="0.360841556108641" calcext:value-type="float">
            <text:p>0.3608415561</text:p>
          </table:table-cell>
          <table:table-cell table:style-name="ce1" table:formula="of:=20*LOG([.O39];10)" office:value-type="float" office:value="-8.85366905955247" calcext:value-type="float">
            <text:p>-8.9</text:p>
          </table:table-cell>
          <table:table-cell table:style-name="ce1" table:formula="of:=[.P39]/[.$Q$15]" office:value-type="float" office:value="-2.76677158111015" calcext:value-type="float">
            <text:p>-2.8</text:p>
          </table:table-cell>
          <table:table-cell table:style-name="ce2" table:formula="of:=[.$B$19]/([.Q38]-[.Q39])" office:value-type="float" office:value="7.06030382011608" calcext:value-type="float">
            <text:p>7</text:p>
          </table:table-cell>
        </table:table-row>
        <table:table-row table:style-name="ro1">
          <table:table-cell table:formula="of:=[.A39]+[.$B$19]" office:value-type="float" office:value="18" calcext:value-type="float">
            <text:p>18</text:p>
          </table:table-cell>
          <table:table-cell table:formula="of:=[.$B$18]+[.A40]" office:value-type="float" office:value="3526.30584030079" calcext:value-type="float">
            <text:p>3526.3058403008</text:p>
          </table:table-cell>
          <table:table-cell table:formula="of:=COMPLEX(0;2*PI()*[.B40]*[.$B$2]/1000)" office:value-type="string" office:string-value="77.5475156553983i" calcext:value-type="string">
            <text:p>77.5475156553983i</text:p>
          </table:table-cell>
          <table:table-cell table:formula="of:=COMPLEX(0; -1000000000/2/PI()/[.B40]/[.$B$3])" office:value-type="string" office:string-value="-76.7578548722546i" calcext:value-type="string">
            <text:p>-76.7578548722546i</text:p>
          </table:table-cell>
          <table:table-cell table:formula="of:=IMSUM([.C40];[.D40];[.$B$7])" office:value-type="string" office:string-value="0.230875+0.789660783143702i" calcext:value-type="string">
            <text:p>0.230875+0.789660783143702i</text:p>
          </table:table-cell>
          <table:table-cell table:formula="of:=IMDIV([.$B$7]*[.$B$17];[.E40])" office:value-type="string" office:string-value="3.93749678317838-13.4674035449072i" calcext:value-type="string">
            <text:p>3.93749678317838-13.4674035449072i</text:p>
          </table:table-cell>
          <table:table-cell table:formula="of:=IMDIV(IMSUB([.F40];[.$B$17]);IMSUM([.F40];[.$B$17]))" office:value-type="string" office:string-value="-0.745197337242828-0.435750233286256i" calcext:value-type="string">
            <text:p>-0.745197337242828-0.435750233286256i</text:p>
          </table:table-cell>
          <table:table-cell table:formula="of:=IMABS([.G40])" office:value-type="float" office:value="0.863248131908102" calcext:value-type="float">
            <text:p>0.8632481319</text:p>
          </table:table-cell>
          <table:table-cell table:formula="of:=[.A40]" office:value-type="float" office:value="18" calcext:value-type="float">
            <text:p>18</text:p>
          </table:table-cell>
          <table:table-cell table:formula="of:=(1+[.H40])/(1-[.H40])" office:value-type="float" office:value="13.6250287320096" calcext:value-type="float">
            <text:p>13.625028732</text:p>
          </table:table-cell>
          <table:table-cell table:formula="of:=IMREAL([.F40])/[.$B$17]" office:value-type="float" office:value="0.0787499356635676" calcext:value-type="float">
            <text:p>0.0787499357</text:p>
          </table:table-cell>
          <table:table-cell table:formula="of:=IMAGINARY([.F40])/[.$B$17]" office:value-type="float" office:value="-0.269348070898144" calcext:value-type="float">
            <text:p>-0.2693480709</text:p>
          </table:table-cell>
          <table:table-cell table:formula="of:=IMABS([.F40])/[.$B$17]" office:value-type="float" office:value="0.280624189377123" calcext:value-type="float">
            <text:p>0.2806241894</text:p>
          </table:table-cell>
          <table:table-cell table:formula="of:=IMSUM([.C40];[.D40];[.$B$9])" office:value-type="string" office:string-value="0.28859375+0.789660783143702i" calcext:value-type="string">
            <text:p>0.28859375+0.789660783143702i</text:p>
          </table:table-cell>
          <table:table-cell table:formula="of:=[.$B$9]/IMABS([.N40])" office:value-type="float" office:value="0.34325995021337" calcext:value-type="float">
            <text:p>0.3432599502</text:p>
          </table:table-cell>
          <table:table-cell table:style-name="ce1" table:formula="of:=20*LOG([.O40];10)" office:value-type="float" office:value="-9.28753729682033" calcext:value-type="float">
            <text:p>-9.3</text:p>
          </table:table-cell>
          <table:table-cell table:style-name="ce1" table:formula="of:=[.P40]/[.$Q$15]" office:value-type="float" office:value="-2.90235540525635" calcext:value-type="float">
            <text:p>-2.9</text:p>
          </table:table-cell>
          <table:table-cell table:style-name="ce2" table:formula="of:=[.$B$19]/([.Q39]-[.Q40])" office:value-type="float" office:value="7.37551110021541" calcext:value-type="float">
            <text:p>7</text:p>
          </table:table-cell>
        </table:table-row>
        <table:table-row table:style-name="ro1">
          <table:table-cell table:formula="of:=[.A40]+[.$B$19]" office:value-type="float" office:value="19" calcext:value-type="float">
            <text:p>19</text:p>
          </table:table-cell>
          <table:table-cell table:formula="of:=[.$B$18]+[.A41]" office:value-type="float" office:value="3527.30584030079" calcext:value-type="float">
            <text:p>3527.3058403008</text:p>
          </table:table-cell>
          <table:table-cell table:formula="of:=COMPLEX(0;2*PI()*[.B41]*[.$B$2]/1000)" office:value-type="string" office:string-value="77.5695068039734i" calcext:value-type="string">
            <text:p>77.5695068039734i</text:p>
          </table:table-cell>
          <table:table-cell table:formula="of:=COMPLEX(0; -1000000000/2/PI()/[.B41]/[.$B$3])" office:value-type="string" office:string-value="-76.7360938290257i" calcext:value-type="string">
            <text:p>-76.7360938290257i</text:p>
          </table:table-cell>
          <table:table-cell table:formula="of:=IMSUM([.C41];[.D41];[.$B$7])" office:value-type="string" office:string-value="0.230875+0.833412974947692i" calcext:value-type="string">
            <text:p>0.230875+0.833412974947692i</text:p>
          </table:table-cell>
          <table:table-cell table:formula="of:=IMDIV([.$B$7]*[.$B$17];[.E41])" office:value-type="string" office:string-value="3.56362206361784-12.8639690985554i" calcext:value-type="string">
            <text:p>3.56362206361784-12.8639690985554i</text:p>
          </table:table-cell>
          <table:table-cell table:formula="of:=IMDIV(IMSUB([.F41];[.$B$17]);IMSUM([.F41];[.$B$17]))" office:value-type="string" office:string-value="-0.765129596113434-0.423917795409356i" calcext:value-type="string">
            <text:p>-0.765129596113434-0.423917795409356i</text:p>
          </table:table-cell>
          <table:table-cell table:formula="of:=IMABS([.G41])" office:value-type="float" office:value="0.874716866256411" calcext:value-type="float">
            <text:p>0.8747168663</text:p>
          </table:table-cell>
          <table:table-cell table:formula="of:=[.A41]" office:value-type="float" office:value="19" calcext:value-type="float">
            <text:p>19</text:p>
          </table:table-cell>
          <table:table-cell table:formula="of:=(1+[.H41])/(1-[.H41])" office:value-type="float" office:value="14.9638407839742" calcext:value-type="float">
            <text:p>14.963840784</text:p>
          </table:table-cell>
          <table:table-cell table:formula="of:=IMREAL([.F41])/[.$B$17]" office:value-type="float" office:value="0.0712724412723568" calcext:value-type="float">
            <text:p>0.0712724413</text:p>
          </table:table-cell>
          <table:table-cell table:formula="of:=IMAGINARY([.F41])/[.$B$17]" office:value-type="float" office:value="-0.257279381971108" calcext:value-type="float">
            <text:p>-0.257279382</text:p>
          </table:table-cell>
          <table:table-cell table:formula="of:=IMABS([.F41])/[.$B$17]" office:value-type="float" office:value="0.266968989345873" calcext:value-type="float">
            <text:p>0.2669689893</text:p>
          </table:table-cell>
          <table:table-cell table:formula="of:=IMSUM([.C41];[.D41];[.$B$9])" office:value-type="string" office:string-value="0.28859375+0.833412974947692i" calcext:value-type="string">
            <text:p>0.28859375+0.833412974947692i</text:p>
          </table:table-cell>
          <table:table-cell table:formula="of:=[.$B$9]/IMABS([.N41])" office:value-type="float" office:value="0.327216514150147" calcext:value-type="float">
            <text:p>0.3272165142</text:p>
          </table:table-cell>
          <table:table-cell table:style-name="ce1" table:formula="of:=20*LOG([.O41];10)" office:value-type="float" office:value="-9.70329572450703" calcext:value-type="float">
            <text:p>-9.7</text:p>
          </table:table-cell>
          <table:table-cell table:style-name="ce1" table:formula="of:=[.P41]/[.$Q$15]" office:value-type="float" office:value="-3.03227991390845" calcext:value-type="float">
            <text:p>-3.0</text:p>
          </table:table-cell>
          <table:table-cell table:style-name="ce2" table:formula="of:=[.$B$19]/([.Q40]-[.Q41])" office:value-type="float" office:value="7.69677723144402" calcext:value-type="float">
            <text:p>8</text:p>
          </table:table-cell>
        </table:table-row>
        <table:table-row table:style-name="ro1">
          <table:table-cell table:formula="of:=[.A41]+[.$B$19]" office:value-type="float" office:value="20" calcext:value-type="float">
            <text:p>20</text:p>
          </table:table-cell>
          <table:table-cell table:formula="of:=[.$B$18]+[.A42]" office:value-type="float" office:value="3528.30584030079" calcext:value-type="float">
            <text:p>3528.3058403008</text:p>
          </table:table-cell>
          <table:table-cell table:formula="of:=COMPLEX(0;2*PI()*[.B42]*[.$B$2]/1000)" office:value-type="string" office:string-value="77.5914979525485i" calcext:value-type="string">
            <text:p>77.5914979525485i</text:p>
          </table:table-cell>
          <table:table-cell table:formula="of:=COMPLEX(0; -1000000000/2/PI()/[.B42]/[.$B$3])" office:value-type="string" office:string-value="-76.7143451209198i" calcext:value-type="string">
            <text:p>-76.7143451209198i</text:p>
          </table:table-cell>
          <table:table-cell table:formula="of:=IMSUM([.C42];[.D42];[.$B$7])" office:value-type="string" office:string-value="0.230875+0.877152831628692i" calcext:value-type="string">
            <text:p>0.230875+0.877152831628692i</text:p>
          </table:table-cell>
          <table:table-cell table:formula="of:=IMDIV([.$B$7]*[.$B$17];[.E42])" office:value-type="string" office:string-value="3.23953097007524-12.3078018995142i" calcext:value-type="string">
            <text:p>3.23953097007524-12.3078018995142i</text:p>
          </table:table-cell>
          <table:table-cell table:formula="of:=IMDIV(IMSUB([.F42];[.$B$17]);IMSUM([.F42];[.$B$17]))" office:value-type="string" office:string-value="-0.783013576696613-0.412193298593502i" calcext:value-type="string">
            <text:p>-0.783013576696613-0.412193298593502i</text:p>
          </table:table-cell>
          <table:table-cell table:formula="of:=IMABS([.G42])" office:value-type="float" office:value="0.884880543743965" calcext:value-type="float">
            <text:p>0.8848805437</text:p>
          </table:table-cell>
          <table:table-cell table:formula="of:=[.A42]" office:value-type="float" office:value="20" calcext:value-type="float">
            <text:p>20</text:p>
          </table:table-cell>
          <table:table-cell table:formula="of:=(1+[.H42])/(1-[.H42])" office:value-type="float" office:value="16.3732578752964" calcext:value-type="float">
            <text:p>16.3732578753</text:p>
          </table:table-cell>
          <table:table-cell table:formula="of:=IMREAL([.F42])/[.$B$17]" office:value-type="float" office:value="0.0647906194015048" calcext:value-type="float">
            <text:p>0.0647906194</text:p>
          </table:table-cell>
          <table:table-cell table:formula="of:=IMAGINARY([.F42])/[.$B$17]" office:value-type="float" office:value="-0.246156037990284" calcext:value-type="float">
            <text:p>-0.246156038</text:p>
          </table:table-cell>
          <table:table-cell table:formula="of:=IMABS([.F42])/[.$B$17]" office:value-type="float" office:value="0.254540015324712" calcext:value-type="float">
            <text:p>0.2545400153</text:p>
          </table:table-cell>
          <table:table-cell table:formula="of:=IMSUM([.C42];[.D42];[.$B$9])" office:value-type="string" office:string-value="0.28859375+0.877152831628692i" calcext:value-type="string">
            <text:p>0.28859375+0.877152831628692i</text:p>
          </table:table-cell>
          <table:table-cell table:formula="of:=[.$B$9]/IMABS([.N42])" office:value-type="float" office:value="0.312530931590553" calcext:value-type="float">
            <text:p>0.3125309316</text:p>
          </table:table-cell>
          <table:table-cell table:style-name="ce1" table:formula="of:=20*LOG([.O42];10)" office:value-type="float" office:value="-10.1021398701223" calcext:value-type="float">
            <text:p>-10.1</text:p>
          </table:table-cell>
          <table:table-cell table:style-name="ce1" table:formula="of:=[.P42]/[.$Q$15]" office:value-type="float" office:value="-3.15691870941321" calcext:value-type="float">
            <text:p>-3.2</text:p>
          </table:table-cell>
          <table:table-cell table:style-name="ce2" table:formula="of:=[.$B$19]/([.Q41]-[.Q42])" office:value-type="float" office:value="8.02318408125018" calcext:value-type="float">
            <text:p>8</text:p>
          </table:table-cell>
        </table:table-row>
        <table:table-row table:style-name="ro1">
          <table:table-cell table:formula="of:=[.A42]+[.$B$19]" office:value-type="float" office:value="21" calcext:value-type="float">
            <text:p>21</text:p>
          </table:table-cell>
          <table:table-cell table:formula="of:=[.$B$18]+[.A43]" office:value-type="float" office:value="3529.30584030079" calcext:value-type="float">
            <text:p>3529.3058403008</text:p>
          </table:table-cell>
          <table:table-cell table:formula="of:=COMPLEX(0;2*PI()*[.B43]*[.$B$2]/1000)" office:value-type="string" office:string-value="77.6134891011237i" calcext:value-type="string">
            <text:p>77.6134891011237i</text:p>
          </table:table-cell>
          <table:table-cell table:formula="of:=COMPLEX(0; -1000000000/2/PI()/[.B43]/[.$B$3])" office:value-type="string" office:string-value="-76.6926087374517i" calcext:value-type="string">
            <text:p>-76.6926087374517i</text:p>
          </table:table-cell>
          <table:table-cell table:formula="of:=IMSUM([.C43];[.D43];[.$B$7])" office:value-type="string" office:string-value="0.230875+0.920880363671998i" calcext:value-type="string">
            <text:p>0.230875+0.920880363671998i</text:p>
          </table:table-cell>
          <table:table-cell table:formula="of:=IMDIV([.$B$7]*[.$B$17];[.E43])" office:value-type="string" office:string-value="2.95694283953624-11.7942202379185i" calcext:value-type="string">
            <text:p>2.95694283953624-11.7942202379185i</text:p>
          </table:table-cell>
          <table:table-cell table:formula="of:=IMDIV(IMSUB([.F43];[.$B$17]);IMSUM([.F43];[.$B$17]))" office:value-type="string" office:string-value="-0.799089436045458-0.400681306334612i" calcext:value-type="string">
            <text:p>-0.799089436045458-0.400681306334612i</text:p>
          </table:table-cell>
          <table:table-cell table:formula="of:=IMABS([.G43])" office:value-type="float" office:value="0.893918025349897" calcext:value-type="float">
            <text:p>0.8939180253</text:p>
          </table:table-cell>
          <table:table-cell table:formula="of:=[.A43]" office:value-type="float" office:value="21" calcext:value-type="float">
            <text:p>21</text:p>
          </table:table-cell>
          <table:table-cell table:formula="of:=(1+[.H43])/(1-[.H43])" office:value-type="float" office:value="17.8533443744494" calcext:value-type="float">
            <text:p>17.8533443744</text:p>
          </table:table-cell>
          <table:table-cell table:formula="of:=IMREAL([.F43])/[.$B$17]" office:value-type="float" office:value="0.0591388567907248" calcext:value-type="float">
            <text:p>0.0591388568</text:p>
          </table:table-cell>
          <table:table-cell table:formula="of:=IMAGINARY([.F43])/[.$B$17]" office:value-type="float" office:value="-0.23588440475837" calcext:value-type="float">
            <text:p>-0.2358844048</text:p>
          </table:table-cell>
          <table:table-cell table:formula="of:=IMABS([.F43])/[.$B$17]" office:value-type="float" office:value="0.243184820230878" calcext:value-type="float">
            <text:p>0.2431848202</text:p>
          </table:table-cell>
          <table:table-cell table:formula="of:=IMSUM([.C43];[.D43];[.$B$9])" office:value-type="string" office:string-value="0.28859375+0.920880363671998i" calcext:value-type="string">
            <text:p>0.28859375+0.920880363671998i</text:p>
          </table:table-cell>
          <table:table-cell table:formula="of:=[.$B$9]/IMABS([.N43])" office:value-type="float" office:value="0.299047715161903" calcext:value-type="float">
            <text:p>0.2990477152</text:p>
          </table:table-cell>
          <table:table-cell table:style-name="ce1" table:formula="of:=20*LOG([.O43];10)" office:value-type="float" office:value="-10.485190228279" calcext:value-type="float">
            <text:p>-10.5</text:p>
          </table:table-cell>
          <table:table-cell table:style-name="ce1" table:formula="of:=[.P43]/[.$Q$15]" office:value-type="float" office:value="-3.27662194633717" calcext:value-type="float">
            <text:p>-3.3</text:p>
          </table:table-cell>
          <table:table-cell table:style-name="ce2" table:formula="of:=[.$B$19]/([.Q42]-[.Q43])" office:value-type="float" office:value="8.3539929720965" calcext:value-type="float">
            <text:p>8</text:p>
          </table:table-cell>
        </table:table-row>
        <table:table-row table:style-name="ro1">
          <table:table-cell table:formula="of:=[.A43]+[.$B$19]" office:value-type="float" office:value="22" calcext:value-type="float">
            <text:p>22</text:p>
          </table:table-cell>
          <table:table-cell table:formula="of:=[.$B$18]+[.A44]" office:value-type="float" office:value="3530.30584030079" calcext:value-type="float">
            <text:p>3530.3058403008</text:p>
          </table:table-cell>
          <table:table-cell table:formula="of:=COMPLEX(0;2*PI()*[.B44]*[.$B$2]/1000)" office:value-type="string" office:string-value="77.6354802496988i" calcext:value-type="string">
            <text:p>77.6354802496988i</text:p>
          </table:table-cell>
          <table:table-cell table:formula="of:=COMPLEX(0; -1000000000/2/PI()/[.B44]/[.$B$3])" office:value-type="string" office:string-value="-76.6708846681482i" calcext:value-type="string">
            <text:p>-76.6708846681482i</text:p>
          </table:table-cell>
          <table:table-cell table:formula="of:=IMSUM([.C44];[.D44];[.$B$7])" office:value-type="string" office:string-value="0.230875+0.964595581550597i" calcext:value-type="string">
            <text:p>0.230875+0.964595581550597i</text:p>
          </table:table-cell>
          <table:table-cell table:formula="of:=IMDIV([.$B$7]*[.$B$17];[.E44])" office:value-type="string" office:string-value="2.70919335837091-11.3190078746109i" calcext:value-type="string">
            <text:p>2.70919335837091-11.3190078746109i</text:p>
          </table:table-cell>
          <table:table-cell table:formula="of:=IMDIV(IMSUB([.F44];[.$B$17]);IMSUM([.F44];[.$B$17]))" office:value-type="string" office:string-value="-0.813569162530416-0.38945395146278i" calcext:value-type="string">
            <text:p>-0.813569162530416-0.38945395146278i</text:p>
          </table:table-cell>
          <table:table-cell table:formula="of:=IMABS([.G44])" office:value-type="float" office:value="0.901980688557364" calcext:value-type="float">
            <text:p>0.9019806886</text:p>
          </table:table-cell>
          <table:table-cell table:formula="of:=[.A44]" office:value-type="float" office:value="22" calcext:value-type="float">
            <text:p>22</text:p>
          </table:table-cell>
          <table:table-cell table:formula="of:=(1+[.H44])/(1-[.H44])" office:value-type="float" office:value="19.4041425160434" calcext:value-type="float">
            <text:p>19.404142516</text:p>
          </table:table-cell>
          <table:table-cell table:formula="of:=IMREAL([.F44])/[.$B$17]" office:value-type="float" office:value="0.0541838671674182" calcext:value-type="float">
            <text:p>0.0541838672</text:p>
          </table:table-cell>
          <table:table-cell table:formula="of:=IMAGINARY([.F44])/[.$B$17]" office:value-type="float" office:value="-0.226380157492218" calcext:value-type="float">
            <text:p>-0.2263801575</text:p>
          </table:table-cell>
          <table:table-cell table:formula="of:=IMABS([.F44])/[.$B$17]" office:value-type="float" office:value="0.232774283733014" calcext:value-type="float">
            <text:p>0.2327742837</text:p>
          </table:table-cell>
          <table:table-cell table:formula="of:=IMSUM([.C44];[.D44];[.$B$9])" office:value-type="string" office:string-value="0.28859375+0.964595581550597i" calcext:value-type="string">
            <text:p>0.28859375+0.964595581550597i</text:p>
          </table:table-cell>
          <table:table-cell table:formula="of:=[.$B$9]/IMABS([.N44])" office:value-type="float" office:value="0.2866325848701" calcext:value-type="float">
            <text:p>0.2866325849</text:p>
          </table:table-cell>
          <table:table-cell table:style-name="ce1" table:formula="of:=20*LOG([.O44];10)" office:value-type="float" office:value="-10.8534887962286" calcext:value-type="float">
            <text:p>-10.9</text:p>
          </table:table-cell>
          <table:table-cell table:style-name="ce1" table:formula="of:=[.P44]/[.$Q$15]" office:value-type="float" office:value="-3.39171524882143" calcext:value-type="float">
            <text:p>-3.4</text:p>
          </table:table-cell>
          <table:table-cell table:style-name="ce2" table:formula="of:=[.$B$19]/([.Q43]-[.Q44])" office:value-type="float" office:value="8.68860288492263" calcext:value-type="float">
            <text:p>9</text:p>
          </table:table-cell>
        </table:table-row>
        <table:table-row table:style-name="ro1">
          <table:table-cell table:formula="of:=[.A44]+[.$B$19]" office:value-type="float" office:value="23" calcext:value-type="float">
            <text:p>23</text:p>
          </table:table-cell>
          <table:table-cell table:formula="of:=[.$B$18]+[.A45]" office:value-type="float" office:value="3531.30584030079" calcext:value-type="float">
            <text:p>3531.3058403008</text:p>
          </table:table-cell>
          <table:table-cell table:formula="of:=COMPLEX(0;2*PI()*[.B45]*[.$B$2]/1000)" office:value-type="string" office:string-value="77.6574713982739i" calcext:value-type="string">
            <text:p>77.6574713982739i</text:p>
          </table:table-cell>
          <table:table-cell table:formula="of:=COMPLEX(0; -1000000000/2/PI()/[.B45]/[.$B$3])" office:value-type="string" office:string-value="-76.6491729025477i" calcext:value-type="string">
            <text:p>-76.6491729025477i</text:p>
          </table:table-cell>
          <table:table-cell table:formula="of:=IMSUM([.C45];[.D45];[.$B$7])" office:value-type="string" office:string-value="0.230875+1.00829849572619i" calcext:value-type="string">
            <text:p>0.230875+1.00829849572619i</text:p>
          </table:table-cell>
          <table:table-cell table:formula="of:=IMDIV([.$B$7]*[.$B$17];[.E45])" office:value-type="string" office:string-value="2.49087868629096-10.8783940765505i" calcext:value-type="string">
            <text:p>2.49087868629096-10.8783940765505i</text:p>
          </table:table-cell>
          <table:table-cell table:formula="of:=IMDIV(IMSUB([.F45];[.$B$17]);IMSUM([.F45];[.$B$17]))" office:value-type="string" office:string-value="-0.826638981115158-0.378559078633771i" calcext:value-type="string">
            <text:p>-0.826638981115158-0.378559078633771i</text:p>
          </table:table-cell>
          <table:table-cell table:formula="of:=IMABS([.G45])" office:value-type="float" office:value="0.909196887981452" calcext:value-type="float">
            <text:p>0.909196888</text:p>
          </table:table-cell>
          <table:table-cell table:formula="of:=[.A45]" office:value-type="float" office:value="23" calcext:value-type="float">
            <text:p>23</text:p>
          </table:table-cell>
          <table:table-cell table:formula="of:=(1+[.H45])/(1-[.H45])" office:value-type="float" office:value="21.0256768247267" calcext:value-type="float">
            <text:p>21.0256768247</text:p>
          </table:table-cell>
          <table:table-cell table:formula="of:=IMREAL([.F45])/[.$B$17]" office:value-type="float" office:value="0.0498175737258192" calcext:value-type="float">
            <text:p>0.0498175737</text:p>
          </table:table-cell>
          <table:table-cell table:formula="of:=IMAGINARY([.F45])/[.$B$17]" office:value-type="float" office:value="-0.21756788153101" calcext:value-type="float">
            <text:p>-0.2175678815</text:p>
          </table:table-cell>
          <table:table-cell table:formula="of:=IMABS([.F45])/[.$B$17]" office:value-type="float" office:value="0.223198507445321" calcext:value-type="float">
            <text:p>0.2231985074</text:p>
          </table:table-cell>
          <table:table-cell table:formula="of:=IMSUM([.C45];[.D45];[.$B$9])" office:value-type="string" office:string-value="0.28859375+1.00829849572619i" calcext:value-type="string">
            <text:p>0.28859375+1.00829849572619i</text:p>
          </table:table-cell>
          <table:table-cell table:formula="of:=[.$B$9]/IMABS([.N45])" office:value-type="float" office:value="0.275169321730382" calcext:value-type="float">
            <text:p>0.2751693217</text:p>
          </table:table-cell>
          <table:table-cell table:style-name="ce1" table:formula="of:=20*LOG([.O45];10)" office:value-type="float" office:value="-11.2079997332862" calcext:value-type="float">
            <text:p>-11.2</text:p>
          </table:table-cell>
          <table:table-cell table:style-name="ce1" table:formula="of:=[.P45]/[.$Q$15]" office:value-type="float" office:value="-3.50249991665194" calcext:value-type="float">
            <text:p>-3.5</text:p>
          </table:table-cell>
          <table:table-cell table:style-name="ce2" table:formula="of:=[.$B$19]/([.Q44]-[.Q45])" office:value-type="float" office:value="9.0265198206842" calcext:value-type="float">
            <text:p>9</text:p>
          </table:table-cell>
        </table:table-row>
        <table:table-row table:style-name="ro1">
          <table:table-cell table:formula="of:=[.A45]+[.$B$19]" office:value-type="float" office:value="24" calcext:value-type="float">
            <text:p>24</text:p>
          </table:table-cell>
          <table:table-cell table:formula="of:=[.$B$18]+[.A46]" office:value-type="float" office:value="3532.30584030079" calcext:value-type="float">
            <text:p>3532.3058403008</text:p>
          </table:table-cell>
          <table:table-cell table:formula="of:=COMPLEX(0;2*PI()*[.B46]*[.$B$2]/1000)" office:value-type="string" office:string-value="77.679462546849i" calcext:value-type="string">
            <text:p>77.679462546849i</text:p>
          </table:table-cell>
          <table:table-cell table:formula="of:=COMPLEX(0; -1000000000/2/PI()/[.B46]/[.$B$3])" office:value-type="string" office:string-value="-76.6274734302008i" calcext:value-type="string">
            <text:p>-76.6274734302008i</text:p>
          </table:table-cell>
          <table:table-cell table:formula="of:=IMSUM([.C46];[.D46];[.$B$7])" office:value-type="string" office:string-value="0.230875+1.0519891166482i" calcext:value-type="string">
            <text:p>0.230875+1.0519891166482i</text:p>
          </table:table-cell>
          <table:table-cell table:formula="of:=IMDIV([.$B$7]*[.$B$17];[.E46])" office:value-type="string" office:string-value="2.2975855163887-10.4690198497431i" calcext:value-type="string">
            <text:p>2.2975855163887-10.4690198497431i</text:p>
          </table:table-cell>
          <table:table-cell table:formula="of:=IMDIV(IMSUB([.F46];[.$B$17]);IMSUM([.F46];[.$B$17]))" office:value-type="string" office:string-value="-0.8384620007362-0.368026458366309i" calcext:value-type="string">
            <text:p>-0.8384620007362-0.368026458366309i</text:p>
          </table:table-cell>
          <table:table-cell table:formula="of:=IMABS([.G46])" office:value-type="float" office:value="0.915675707189068" calcext:value-type="float">
            <text:p>0.9156757072</text:p>
          </table:table-cell>
          <table:table-cell table:formula="of:=[.A46]" office:value-type="float" office:value="24" calcext:value-type="float">
            <text:p>24</text:p>
          </table:table-cell>
          <table:table-cell table:formula="of:=(1+[.H46])/(1-[.H46])" office:value-type="float" office:value="22.7179575817411" calcext:value-type="float">
            <text:p>22.7179575817</text:p>
          </table:table-cell>
          <table:table-cell table:formula="of:=IMREAL([.F46])/[.$B$17]" office:value-type="float" office:value="0.045951710327774" calcext:value-type="float">
            <text:p>0.0459517103</text:p>
          </table:table-cell>
          <table:table-cell table:formula="of:=IMAGINARY([.F46])/[.$B$17]" office:value-type="float" office:value="-0.209380396994862" calcext:value-type="float">
            <text:p>-0.209380397</text:p>
          </table:table-cell>
          <table:table-cell table:formula="of:=IMABS([.F46])/[.$B$17]" office:value-type="float" office:value="0.214363500456056" calcext:value-type="float">
            <text:p>0.2143635005</text:p>
          </table:table-cell>
          <table:table-cell table:formula="of:=IMSUM([.C46];[.D46];[.$B$9])" office:value-type="string" office:string-value="0.28859375+1.0519891166482i" calcext:value-type="string">
            <text:p>0.28859375+1.0519891166482i</text:p>
          </table:table-cell>
          <table:table-cell table:formula="of:=[.$B$9]/IMABS([.N46])" office:value-type="float" office:value="0.264557074654404" calcext:value-type="float">
            <text:p>0.2645570747</text:p>
          </table:table-cell>
          <table:table-cell table:style-name="ce1" table:formula="of:=20*LOG([.O46];10)" office:value-type="float" office:value="-11.5496124057693" calcext:value-type="float">
            <text:p>-11.5</text:p>
          </table:table-cell>
          <table:table-cell table:style-name="ce1" table:formula="of:=[.P46]/[.$Q$15]" office:value-type="float" office:value="-3.6092538768029" calcext:value-type="float">
            <text:p>-3.6</text:p>
          </table:table-cell>
          <table:table-cell table:style-name="ce2" table:formula="of:=[.$B$19]/([.Q45]-[.Q46])" office:value-type="float" office:value="9.36733399478451" calcext:value-type="float">
            <text:p>9</text:p>
          </table:table-cell>
        </table:table-row>
        <table:table-row table:style-name="ro1">
          <table:table-cell table:formula="of:=[.A46]+[.$B$19]" office:value-type="float" office:value="25" calcext:value-type="float">
            <text:p>25</text:p>
          </table:table-cell>
          <table:table-cell table:formula="of:=[.$B$18]+[.A47]" office:value-type="float" office:value="3533.30584030079" calcext:value-type="float">
            <text:p>3533.3058403008</text:p>
          </table:table-cell>
          <table:table-cell table:formula="of:=COMPLEX(0;2*PI()*[.B47]*[.$B$2]/1000)" office:value-type="string" office:string-value="77.7014536954242i" calcext:value-type="string">
            <text:p>77.7014536954242i</text:p>
          </table:table-cell>
          <table:table-cell table:formula="of:=COMPLEX(0; -1000000000/2/PI()/[.B47]/[.$B$3])" office:value-type="string" office:string-value="-76.6057862406696i" calcext:value-type="string">
            <text:p>-76.6057862406696i</text:p>
          </table:table-cell>
          <table:table-cell table:formula="of:=IMSUM([.C47];[.D47];[.$B$7])" office:value-type="string" office:string-value="0.230875+1.0956674547546i" calcext:value-type="string">
            <text:p>0.230875+1.0956674547546i</text:p>
          </table:table-cell>
          <table:table-cell table:formula="of:=IMDIV([.$B$7]*[.$B$17];[.E47])" office:value-type="string" office:string-value="2.12568480547356-10.08789890817i" calcext:value-type="string">
            <text:p>2.12568480547356-10.08789890817i</text:p>
          </table:table-cell>
          <table:table-cell table:formula="of:=IMDIV(IMSUB([.F47];[.$B$17]);IMSUM([.F47];[.$B$17]))" office:value-type="string" office:string-value="-0.849180853630803-0.357872507267131i" calcext:value-type="string">
            <text:p>-0.849180853630803-0.357872507267131i</text:p>
          </table:table-cell>
          <table:table-cell table:formula="of:=IMABS([.G47])" office:value-type="float" office:value="0.921510094155676" calcext:value-type="float">
            <text:p>0.9215100942</text:p>
          </table:table-cell>
          <table:table-cell table:formula="of:=[.A47]" office:value-type="float" office:value="25" calcext:value-type="float">
            <text:p>25</text:p>
          </table:table-cell>
          <table:table-cell table:formula="of:=(1+[.H47])/(1-[.H47])" office:value-type="float" office:value="24.4809835543283" calcext:value-type="float">
            <text:p>24.4809835543</text:p>
          </table:table-cell>
          <table:table-cell table:formula="of:=IMREAL([.F47])/[.$B$17]" office:value-type="float" office:value="0.0425136961094712" calcext:value-type="float">
            <text:p>0.0425136961</text:p>
          </table:table-cell>
          <table:table-cell table:formula="of:=IMAGINARY([.F47])/[.$B$17]" office:value-type="float" office:value="-0.2017579781634" calcext:value-type="float">
            <text:p>-0.2017579782</text:p>
          </table:table-cell>
          <table:table-cell table:formula="of:=IMABS([.F47])/[.$B$17]" office:value-type="float" office:value="0.206188496549811" calcext:value-type="float">
            <text:p>0.2061884965</text:p>
          </table:table-cell>
          <table:table-cell table:formula="of:=IMSUM([.C47];[.D47];[.$B$9])" office:value-type="string" office:string-value="0.28859375+1.0956674547546i" calcext:value-type="string">
            <text:p>0.28859375+1.0956674547546i</text:p>
          </table:table-cell>
          <table:table-cell table:formula="of:=[.$B$9]/IMABS([.N47])" office:value-type="float" office:value="0.254708075290198" calcext:value-type="float">
            <text:p>0.2547080753</text:p>
          </table:table-cell>
          <table:table-cell table:style-name="ce1" table:formula="of:=20*LOG([.O47];10)" office:value-type="float" office:value="-11.8791457180517" calcext:value-type="float">
            <text:p>-11.9</text:p>
          </table:table-cell>
          <table:table-cell table:style-name="ce1" table:formula="of:=[.P47]/[.$Q$15]" office:value-type="float" office:value="-3.71223303689117" calcext:value-type="float">
            <text:p>-3.7</text:p>
          </table:table-cell>
          <table:table-cell table:style-name="ce2" table:formula="of:=[.$B$19]/([.Q46]-[.Q47])" office:value-type="float" office:value="9.71070262316096" calcext:value-type="float">
            <text:p>1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Bandwidth can be estimated by noting the highest rate of S points per Khz, and using BW = (freq per S point) * 1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he bandwidth is also the frequency difference between these S point slope maxima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 point observation at 3.5 kHz</text:p>
          </table:table-cell>
          <table:table-cell table:number-columns-repeated="2"/>
          <table:table-cell office:value-type="string" calcext:value-type="string">
            <text:p>** THESE ARE LOADED-Q **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S meter</text:p>
          </table:table-cell>
          <table:table-cell office:value-type="string" calcext:value-type="string">
            <text:p>Abs Rel F</text:p>
          </table:table-cell>
          <table:table-cell office:value-type="string" calcext:value-type="string">
            <text:p>Rel S</text:p>
          </table:table-cell>
          <table:table-cell office:value-type="string" calcext:value-type="string">
            <text:p>Pair abs diff F</text:p>
          </table:table-cell>
          <table:table-cell office:value-type="string" calcext:value-type="string">
            <text:p>Avg Abs Rel F</text:p>
          </table:table-cell>
          <table:table-cell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ABS([.B56]-[.$B$60])" office:value-type="float" office:value="23" calcext:value-type="float">
            <text:p>23</text:p>
          </table:table-cell>
          <table:table-cell table:formula="of:=[.C56]-[.$C$60]" office:value-type="float" office:value="-3.5" calcext:value-type="float">
            <text:p>-3.5</text:p>
          </table:table-cell>
          <table:table-cell table:formula="of:=([.D56]-[.D64])" office:value-type="float" office:value="-2" calcext:value-type="float">
            <text:p>-2</text:p>
          </table:table-cell>
          <table:table-cell table:formula="of:=AVERAGE([.D56];[.D64])" office:value-type="float" office:value="24" calcext:value-type="float">
            <text:p>24</text:p>
          </table:table-cell>
          <table:table-cell table:formula="of:=[.G56]-[.G57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ABS([.B57]-[.$B$60])" office:value-type="float" office:value="16" calcext:value-type="float">
            <text:p>16</text:p>
          </table:table-cell>
          <table:table-cell table:formula="of:=[.C57]-[.$C$60]" office:value-type="float" office:value="-2.5" calcext:value-type="float">
            <text:p>-2.5</text:p>
          </table:table-cell>
          <table:table-cell table:formula="of:=([.D57]-[.D63])" office:value-type="float" office:value="0" calcext:value-type="float">
            <text:p>0</text:p>
          </table:table-cell>
          <table:table-cell table:formula="of:=AVERAGE([.D57];[.D63])" office:value-type="float" office:value="16" calcext:value-type="float">
            <text:p>16</text:p>
          </table:table-cell>
          <table:table-cell table:formula="of:=[.G57]-[.G58]" office:value-type="float" office:value="6.5" calcext:value-type="float">
            <text:p>6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ABS([.B58]-[.$B$60])" office:value-type="float" office:value="10" calcext:value-type="float">
            <text:p>10</text:p>
          </table:table-cell>
          <table:table-cell table:formula="of:=[.C58]-[.$C$60]" office:value-type="float" office:value="-1.5" calcext:value-type="float">
            <text:p>-1.5</text:p>
          </table:table-cell>
          <table:table-cell table:formula="of:=([.D58]-[.D62])" office:value-type="float" office:value="1" calcext:value-type="float">
            <text:p>1</text:p>
          </table:table-cell>
          <table:table-cell table:formula="of:=AVERAGE([.D58];[.D62])" office:value-type="float" office:value="9.5" calcext:value-type="float">
            <text:p>9.5</text:p>
          </table:table-cell>
          <table:table-cell table:formula="of:=[.G58]-[.G59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ABS([.B59]-[.$B$60])" office:value-type="float" office:value="4" calcext:value-type="float">
            <text:p>4</text:p>
          </table:table-cell>
          <table:table-cell table:formula="of:=[.C59]-[.$C$60]" office:value-type="float" office:value="-0.5" calcext:value-type="float">
            <text:p>-0.5</text:p>
          </table:table-cell>
          <table:table-cell table:formula="of:=([.D59]-[.D61])" office:value-type="float" office:value="-1" calcext:value-type="float">
            <text:p>-1</text:p>
          </table:table-cell>
          <table:table-cell table:formula="of:=AVERAGE([.D59];[.D61])" office:value-type="float" office:value="4.5" calcext:value-type="float">
            <text:p>4.5</text:p>
          </table:table-cell>
          <table:table-cell table:formula="of:=[.G59]-[.G60]" office:value-type="float" office:value="4.5" calcext:value-type="float">
            <text:p>4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gue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.5</text:p>
          </table:table-cell>
          <table:table-cell table:formula="of:=ABS([.B60]-[.$B$60])" office:value-type="float" office:value="0" calcext:value-type="float">
            <text:p>0</text:p>
          </table:table-cell>
          <table:table-cell table:formula="of:=[.C60]-[.$C$6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ed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ABS([.B61]-[.$B$60])" office:value-type="float" office:value="5" calcext:value-type="float">
            <text:p>5</text:p>
          </table:table-cell>
          <table:table-cell table:formula="of:=[.C61]-[.$C$60]" office:value-type="float" office:value="-0.5" calcext:value-type="float">
            <text:p>-0.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ABS([.B62]-[.$B$60])" office:value-type="float" office:value="9" calcext:value-type="float">
            <text:p>9</text:p>
          </table:table-cell>
          <table:table-cell table:formula="of:=[.C62]-[.$C$60]" office:value-type="float" office:value="-1.5" calcext:value-type="float">
            <text:p>-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ll in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ABS([.B63]-[.$B$60])" office:value-type="float" office:value="16" calcext:value-type="float">
            <text:p>16</text:p>
          </table:table-cell>
          <table:table-cell table:formula="of:=[.C63]-[.$C$60]" office:value-type="float" office:value="-2.5" calcext:value-type="float">
            <text:p>-2.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ABS([.B64]-[.$B$60])" office:value-type="float" office:value="25" calcext:value-type="float">
            <text:p>25</text:p>
          </table:table-cell>
          <table:table-cell table:formula="of:=[.C64]-[.$C$60]" office:value-type="float" office:value="-3.5" calcext:value-type="float">
            <text:p>-3.5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orr Coef</text:p>
          </table:table-cell>
          <table:table-cell table:formula="of:=CORREL([.E72:.E80];[.F72:.F80])" office:value-type="float" office:value="-0.661881242134092" calcext:value-type="float">
            <text:p>-0.6618812421</text:p>
          </table:table-cell>
          <table:table-cell table:number-columns-repeated="8"/>
          <table:table-cell office:value-type="string" calcext:value-type="string">
            <text:p>Attenuator fun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 meter linearity corre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att</text:p>
          </table:table-cell>
          <table:table-cell office:value-type="string" calcext:value-type="string">
            <text:p>12dB at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Avg S</text:p>
          </table:table-cell>
          <table:table-cell office:value-type="string" calcext:value-type="string">
            <text:p>dB/S point</text:p>
          </table:table-cell>
          <table:table-cell table:number-columns-repeated="8"/>
          <table:table-cell office:value-type="string" calcext:value-type="string">
            <text:p>R 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[.B72]-[.C72]" office:value-type="float" office:value="3.5" calcext:value-type="float">
            <text:p>3.5</text:p>
          </table:table-cell>
          <table:table-cell table:formula="of:=AVERAGE([.B72:.C72])" office:value-type="float" office:value="3.25" calcext:value-type="float">
            <text:p>3.25</text:p>
          </table:table-cell>
          <table:table-cell table:formula="of:=12/[.D72]" office:value-type="float" office:value="3.42857142857143" calcext:value-type="float">
            <text:p>3.4285714286</text:p>
          </table:table-cell>
          <table:table-cell table:number-columns-repeated="8"/>
          <table:table-cell office:value-type="string" calcext:value-type="string">
            <text:p>Rin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73]-[.C73]" office:value-type="float" office:value="3" calcext:value-type="float">
            <text:p>3</text:p>
          </table:table-cell>
          <table:table-cell table:formula="of:=AVERAGE([.B73:.C73])" office:value-type="float" office:value="3.5" calcext:value-type="float">
            <text:p>3.5</text:p>
          </table:table-cell>
          <table:table-cell table:formula="of:=12/[.D73]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Rin||66</text:p>
          </table:table-cell>
          <table:table-cell table:formula="of:=1/(1/[.P72]+1/66)" office:value-type="float" office:value="28.448275862069" calcext:value-type="float">
            <text:p>28.4482758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74]-[.C74]" office:value-type="float" office:value="4" calcext:value-type="float">
            <text:p>4</text:p>
          </table:table-cell>
          <table:table-cell table:formula="of:=AVERAGE([.B74:.C74])" office:value-type="float" office:value="4" calcext:value-type="float">
            <text:p>4</text:p>
          </table:table-cell>
          <table:table-cell table:formula="of:=12/[.D74]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Vout att</text:p>
          </table:table-cell>
          <table:table-cell table:formula="of:=[.P73]/(150+[.P71]+[.P73])" office:value-type="float" office:value="0.158531898539585" calcext:value-type="float">
            <text:p>0.15853189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B75]-[.C75]" office:value-type="float" office:value="3.5" calcext:value-type="float">
            <text:p>3.5</text:p>
          </table:table-cell>
          <table:table-cell table:formula="of:=AVERAGE([.B75:.C75])" office:value-type="float" office:value="4.25" calcext:value-type="float">
            <text:p>4.25</text:p>
          </table:table-cell>
          <table:table-cell table:formula="of:=12/[.D75]" office:value-type="float" office:value="3.42857142857143" calcext:value-type="float">
            <text:p>3.4285714286</text:p>
          </table:table-cell>
          <table:table-cell table:number-columns-repeated="8"/>
          <table:table-cell office:value-type="string" calcext:value-type="string">
            <text:p>Vout no att</text:p>
          </table:table-cell>
          <table:table-cell table:formula="of:=[.P72]/([.P72]+[.P71])" office:value-type="float" office:value="0.980392156862745" calcext:value-type="float">
            <text:p>0.98039215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table:formula="of:=[.B76]-[.C76]" office:value-type="float" office:value="3.8" calcext:value-type="float">
            <text:p>3.8</text:p>
          </table:table-cell>
          <table:table-cell table:formula="of:=AVERAGE([.B76:.C76])" office:value-type="float" office:value="5.1" calcext:value-type="float">
            <text:p>5.1</text:p>
          </table:table-cell>
          <table:table-cell table:formula="of:=12/[.D76]" office:value-type="float" office:value="3.15789473684211" calcext:value-type="float">
            <text:p>3.1578947368</text:p>
          </table:table-cell>
          <table:table-cell table:number-columns-repeated="8"/>
          <table:table-cell office:value-type="string" calcext:value-type="string">
            <text:p>Rel att dB</text:p>
          </table:table-cell>
          <table:table-cell table:formula="of:=LOG([.P75]/[.P74];10)*20" office:value-type="float" office:value="15.8256633515541" calcext:value-type="float">
            <text:p>15.8256633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table:formula="of:=[.B77]-[.C77]" office:value-type="float" office:value="3.8" calcext:value-type="float">
            <text:p>3.8</text:p>
          </table:table-cell>
          <table:table-cell table:formula="of:=AVERAGE([.B77:.C77])" office:value-type="float" office:value="5.1" calcext:value-type="float">
            <text:p>5.1</text:p>
          </table:table-cell>
          <table:table-cell table:formula="of:=12/[.D77]" office:value-type="float" office:value="3.15789473684211" calcext:value-type="float">
            <text:p>3.15789473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  <table:table-cell table:formula="of:=[.B78]-[.C78]" office:value-type="float" office:value="4.3" calcext:value-type="float">
            <text:p>4.3</text:p>
          </table:table-cell>
          <table:table-cell table:formula="of:=AVERAGE([.B78:.C78])" office:value-type="float" office:value="5.15" calcext:value-type="float">
            <text:p>5.15</text:p>
          </table:table-cell>
          <table:table-cell table:formula="of:=12/[.D78]" office:value-type="float" office:value="2.7906976744186" calcext:value-type="float">
            <text:p>2.7906976744</text:p>
          </table:table-cell>
          <table:table-cell table:number-columns-repeated="8"/>
          <table:table-cell office:value-type="string" calcext:value-type="string">
            <text:p>Att input R</text:p>
          </table:table-cell>
          <table:table-cell table:formula="of:=[.P73]+150" office:value-type="float" office:value="178.448275862069" calcext:value-type="float">
            <text:p>178.4482758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table:formula="of:=[.B79]-[.C79]" office:value-type="float" office:value="4.4" calcext:value-type="float">
            <text:p>4.4</text:p>
          </table:table-cell>
          <table:table-cell table:formula="of:=AVERAGE([.B79:.C79])" office:value-type="float" office:value="5.8" calcext:value-type="float">
            <text:p>5.8</text:p>
          </table:table-cell>
          <table:table-cell table:formula="of:=12/[.D79]" office:value-type="float" office:value="2.72727272727273" calcext:value-type="float">
            <text:p>2.72727272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80]-[.C80]" office:value-type="float" office:value="4" calcext:value-type="float">
            <text:p>4</text:p>
          </table:table-cell>
          <table:table-cell table:formula="of:=AVERAGE([.B80:.C80])" office:value-type="float" office:value="7" calcext:value-type="float">
            <text:p>7</text:p>
          </table:table-cell>
          <table:table-cell table:formula="of:=12/[.D80]"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Best S meter calibrator is to use variable output VFO, off resonanc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his gives a consistently low source resistanc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lso measure at resonance → 50o source resistanc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n resonance: -6dB → 2 spoints (7.5-5.5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ff resonance: <text:s/>-6dB → 1.5 spoints (5.5-4)</text:p>
          </table:table-cell>
          <table:table-cell table:number-columns-repeated="1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observation at 3.5MHz - <text:s/>using VFO @ 100% FSD and attenuator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 point observation at 3.5 kHz</text:p>
          </table:table-cell>
          <table:table-cell table:number-columns-repeated="2"/>
          <table:table-cell office:value-type="string" calcext:value-type="string">
            <text:p>** THESE ARE LOADED-Q **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S meter</text:p>
          </table:table-cell>
          <table:table-cell office:value-type="string" calcext:value-type="string">
            <text:p>Abs Rel F</text:p>
          </table:table-cell>
          <table:table-cell office:value-type="string" calcext:value-type="string">
            <text:p>Rel S</text:p>
          </table:table-cell>
          <table:table-cell office:value-type="string" calcext:value-type="string">
            <text:p>F / 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1" calcext:value-type="float">
            <text:p>5.1</text:p>
          </table:table-cell>
          <table:table-cell table:formula="of:=ABS([.B101]-[.$B$112])" office:value-type="float" office:value="50" calcext:value-type="float">
            <text:p>50</text:p>
          </table:table-cell>
          <table:table-cell table:formula="of:=[.C101]-[.$C$112]" office:value-type="float" office:value="-3.7" calcext:value-type="float">
            <text:p>-3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.6" calcext:value-type="float">
            <text:p>5.6</text:p>
          </table:table-cell>
          <table:table-cell table:formula="of:=ABS([.B102]-[.$B$112])" office:value-type="float" office:value="45" calcext:value-type="float">
            <text:p>45</text:p>
          </table:table-cell>
          <table:table-cell table:formula="of:=[.C102]-[.$C$112]" office:value-type="float" office:value="-3.2" calcext:value-type="float">
            <text:p>-3.2</text:p>
          </table:table-cell>
          <table:table-cell table:formula="of:=10/([.E103]-[.E101])" office:value-type="float" office:value="11.1111111111111" calcext:value-type="float">
            <text:p>11.1111111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ABS([.B103]-[.$B$112])" office:value-type="float" office:value="40" calcext:value-type="float">
            <text:p>40</text:p>
          </table:table-cell>
          <table:table-cell table:formula="of:=[.C103]-[.$C$112]" office:value-type="float" office:value="-2.8" calcext:value-type="float">
            <text:p>-2.8</text:p>
          </table:table-cell>
          <table:table-cell table:formula="of:=10/([.E104]-[.E102])" office:value-type="float" office:value="8.33333333333333" calcext:value-type="float">
            <text:p>8.3333333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.8" calcext:value-type="float">
            <text:p>6.8</text:p>
          </table:table-cell>
          <table:table-cell table:formula="of:=ABS([.B104]-[.$B$112])" office:value-type="float" office:value="35" calcext:value-type="float">
            <text:p>35</text:p>
          </table:table-cell>
          <table:table-cell table:formula="of:=[.C104]-[.$C$112]" office:value-type="float" office:value="-2" calcext:value-type="float">
            <text:p>-2</text:p>
          </table:table-cell>
          <table:table-cell table:formula="of:=10/([.E105]-[.E103])" office:value-type="float" office:value="7.14285714285714" calcext:value-type="float">
            <text:p>7.14285714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.4" calcext:value-type="float">
            <text:p>7.4</text:p>
          </table:table-cell>
          <table:table-cell table:formula="of:=ABS([.B105]-[.$B$112])" office:value-type="float" office:value="30" calcext:value-type="float">
            <text:p>30</text:p>
          </table:table-cell>
          <table:table-cell table:formula="of:=[.C105]-[.$C$112]" office:value-type="float" office:value="-1.4" calcext:value-type="float">
            <text:p>-1.4</text:p>
          </table:table-cell>
          <table:table-cell table:formula="of:=10/([.E106]-[.E104])" office:value-type="float" office:value="8.33333333333333" calcext:value-type="float">
            <text:p>8.3333333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ABS([.B106]-[.$B$112])" office:value-type="float" office:value="25" calcext:value-type="float">
            <text:p>25</text:p>
          </table:table-cell>
          <table:table-cell table:formula="of:=[.C106]-[.$C$112]" office:value-type="float" office:value="-0.800000000000001" calcext:value-type="float">
            <text:p>-0.8</text:p>
          </table:table-cell>
          <table:table-cell table:formula="of:=10/([.E107]-[.E105])" office:value-type="float" office:value="7.6923076923077" calcext:value-type="float">
            <text:p>7.69230769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8.7" calcext:value-type="float">
            <text:p>8.7</text:p>
          </table:table-cell>
          <table:table-cell table:formula="of:=ABS([.B107]-[.$B$112])" office:value-type="float" office:value="20" calcext:value-type="float">
            <text:p>20</text:p>
          </table:table-cell>
          <table:table-cell table:formula="of:=[.C107]-[.$C$112]" office:value-type="float" office:value="-0.100000000000001" calcext:value-type="float">
            <text:p>-0.1</text:p>
          </table:table-cell>
          <table:table-cell table:formula="of:=10/([.E108]-[.E106])" office:value-type="float" office:value="12.5" calcext:value-type="float">
            <text:p>12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8.8" calcext:value-type="float">
            <text:p>8.8</text:p>
          </table:table-cell>
          <table:table-cell table:formula="of:=ABS([.B108]-[.$B$112])" office:value-type="float" office:value="15" calcext:value-type="float">
            <text:p>15</text:p>
          </table:table-cell>
          <table:table-cell table:formula="of:=[.C108]-[.$C$112]" office:value-type="float" office:value="0" calcext:value-type="float">
            <text:p>0</text:p>
          </table:table-cell>
          <table:table-cell table:formula="of:=10/([.E109]-[.E107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.7" calcext:value-type="float">
            <text:p>8.7</text:p>
          </table:table-cell>
          <table:table-cell table:formula="of:=ABS([.B109]-[.$B$112])" office:value-type="float" office:value="14" calcext:value-type="float">
            <text:p>14</text:p>
          </table:table-cell>
          <table:table-cell table:formula="of:=[.C109]-[.$C$112]" office:value-type="float" office:value="-0.100000000000001" calcext:value-type="float">
            <text:p>-0.1</text:p>
          </table:table-cell>
          <table:table-cell table:formula="of:=10/([.E110]-[.E108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.8" calcext:value-type="float">
            <text:p>8.8</text:p>
          </table:table-cell>
          <table:table-cell table:formula="of:=ABS([.B110]-[.$B$112])" office:value-type="float" office:value="10" calcext:value-type="float">
            <text:p>10</text:p>
          </table:table-cell>
          <table:table-cell table:formula="of:=[.C110]-[.$C$112]" office:value-type="float" office:value="0" calcext:value-type="float">
            <text:p>0</text:p>
          </table:table-cell>
          <table:table-cell table:formula="of:=10/([.E111]-[.E109])" office:value-type="float" office:value="99.9999999999986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8" calcext:value-type="float">
            <text:p>8.8</text:p>
          </table:table-cell>
          <table:table-cell table:formula="of:=ABS([.B111]-[.$B$112])" office:value-type="float" office:value="5" calcext:value-type="float">
            <text:p>5</text:p>
          </table:table-cell>
          <table:table-cell table:formula="of:=[.C111]-[.$C$112]" office:value-type="float" office:value="0" calcext:value-type="float">
            <text:p>0</text:p>
          </table:table-cell>
          <table:table-cell table:formula="of:=10/([.E112]-[.E110])" office:value-type="string" office:string-value="#DIV/0!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.8" calcext:value-type="float">
            <text:p>8.8</text:p>
          </table:table-cell>
          <table:table-cell table:formula="of:=ABS([.B112]-[.$B$112])" office:value-type="float" office:value="0" calcext:value-type="float">
            <text:p>0</text:p>
          </table:table-cell>
          <table:table-cell table:formula="of:=[.C112]-[.$C$112]" office:value-type="float" office:value="0" calcext:value-type="float">
            <text:p>0</text:p>
          </table:table-cell>
          <table:table-cell table:formula="of:=10/([.E113]-[.E111])" office:value-type="float" office:value="-99.9999999999986" calcext:value-type="float">
            <text:p>-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s</text:p>
          </table:table-cell>
          <table:table-cell office:value-type="float" office:value="69" calcext:value-type="float">
            <text:p>69</text:p>
          </table:table-cell>
          <table:table-cell office:value-type="float" office:value="8.7" calcext:value-type="float">
            <text:p>8.7</text:p>
          </table:table-cell>
          <table:table-cell table:formula="of:=ABS([.B113]-[.$B$112])" office:value-type="float" office:value="5" calcext:value-type="float">
            <text:p>5</text:p>
          </table:table-cell>
          <table:table-cell table:formula="of:=[.C113]-[.$C$112]" office:value-type="float" office:value="-0.100000000000001" calcext:value-type="float">
            <text:p>-0.1</text:p>
          </table:table-cell>
          <table:table-cell table:formula="of:=10/([.E114]-[.E112])" office:value-type="float" office:value="-14.2857142857143" calcext:value-type="float">
            <text:p>-14.28571428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.1" calcext:value-type="float">
            <text:p>8.1</text:p>
          </table:table-cell>
          <table:table-cell table:formula="of:=ABS([.B114]-[.$B$112])" office:value-type="float" office:value="10" calcext:value-type="float">
            <text:p>10</text:p>
          </table:table-cell>
          <table:table-cell table:formula="of:=[.C114]-[.$C$112]" office:value-type="float" office:value="-0.700000000000001" calcext:value-type="float">
            <text:p>-0.7</text:p>
          </table:table-cell>
          <table:table-cell table:formula="of:=10/([.E115]-[.E113])" office:value-type="float" office:value="-14.2857142857143" calcext:value-type="float">
            <text:p>-14.28571428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ABS([.B115]-[.$B$112])" office:value-type="float" office:value="15" calcext:value-type="float">
            <text:p>15</text:p>
          </table:table-cell>
          <table:table-cell table:formula="of:=[.C115]-[.$C$112]" office:value-type="float" office:value="-0.800000000000001" calcext:value-type="float">
            <text:p>-0.8</text:p>
          </table:table-cell>
          <table:table-cell table:formula="of:=10/([.E116]-[.E114])" office:value-type="float" office:value="-16.6666666666667" calcext:value-type="float">
            <text:p>-16.6666666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.5" calcext:value-type="float">
            <text:p>7.5</text:p>
          </table:table-cell>
          <table:table-cell table:formula="of:=ABS([.B116]-[.$B$112])" office:value-type="float" office:value="20" calcext:value-type="float">
            <text:p>20</text:p>
          </table:table-cell>
          <table:table-cell table:formula="of:=[.C116]-[.$C$112]" office:value-type="float" office:value="-1.3" calcext:value-type="float">
            <text:p>-1.3</text:p>
          </table:table-cell>
          <table:table-cell table:formula="of:=10/([.E117]-[.E115])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ABS([.B117]-[.$B$112])" office:value-type="float" office:value="25" calcext:value-type="float">
            <text:p>25</text:p>
          </table:table-cell>
          <table:table-cell table:formula="of:=[.C117]-[.$C$112]" office:value-type="float" office:value="-1.8" calcext:value-type="float">
            <text:p>-1.8</text:p>
          </table:table-cell>
          <table:table-cell table:formula="of:=10/([.E118]-[.E116])" office:value-type="float" office:value="-16.6666666666667" calcext:value-type="float">
            <text:p>-16.6666666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.9" calcext:value-type="float">
            <text:p>6.9</text:p>
          </table:table-cell>
          <table:table-cell table:formula="of:=ABS([.B118]-[.$B$112])" office:value-type="float" office:value="30" calcext:value-type="float">
            <text:p>30</text:p>
          </table:table-cell>
          <table:table-cell table:formula="of:=[.C118]-[.$C$112]" office:value-type="float" office:value="-1.9" calcext:value-type="float">
            <text:p>-1.9</text:p>
          </table:table-cell>
          <table:table-cell table:formula="of:=10/([.E119]-[.E117])" office:value-type="float" office:value="-25" calcext:value-type="float">
            <text:p>-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table:formula="of:=ABS([.B119]-[.$B$112])" office:value-type="float" office:value="35" calcext:value-type="float">
            <text:p>35</text:p>
          </table:table-cell>
          <table:table-cell table:formula="of:=[.C119]-[.$C$112]" office:value-type="float" office:value="-2.2" calcext:value-type="float">
            <text:p>-2.2</text:p>
          </table:table-cell>
          <table:table-cell table:formula="of:=10/([.E120]-[.E118])" office:value-type="float" office:value="-12.5" calcext:value-type="float">
            <text:p>-12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6.1" calcext:value-type="float">
            <text:p>6.1</text:p>
          </table:table-cell>
          <table:table-cell table:formula="of:=ABS([.B120]-[.$B$112])" office:value-type="float" office:value="40" calcext:value-type="float">
            <text:p>40</text:p>
          </table:table-cell>
          <table:table-cell table:formula="of:=[.C120]-[.$C$112]" office:value-type="float" office:value="-2.7" calcext:value-type="float">
            <text:p>-2.7</text:p>
          </table:table-cell>
          <table:table-cell table:formula="of:=10/([.E121]-[.E119])" office:value-type="float" office:value="-14.2857142857143" calcext:value-type="float">
            <text:p>-14.28571428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.9" calcext:value-type="float">
            <text:p>5.9</text:p>
          </table:table-cell>
          <table:table-cell table:formula="of:=ABS([.B121]-[.$B$112])" office:value-type="float" office:value="45" calcext:value-type="float">
            <text:p>45</text:p>
          </table:table-cell>
          <table:table-cell table:formula="of:=[.C121]-[.$C$112]" office:value-type="float" office:value="-2.9" calcext:value-type="float">
            <text:p>-2.9</text:p>
          </table:table-cell>
          <table:table-cell table:formula="of:=10/([.E122]-[.E120])" office:value-type="float" office:value="-33.3333333333333" calcext:value-type="float">
            <text:p>-33.3333333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5.8" calcext:value-type="float">
            <text:p>5.8</text:p>
          </table:table-cell>
          <table:table-cell table:formula="of:=ABS([.B122]-[.$B$112])" office:value-type="float" office:value="50" calcext:value-type="float">
            <text:p>50</text:p>
          </table:table-cell>
          <table:table-cell table:formula="of:=[.C122]-[.$C$112]" office:value-type="float" office:value="-3" calcext:value-type="float">
            <text:p>-3</text:p>
          </table:table-cell>
          <table:table-cell table:formula="of:=10/([.E123]-[.E121])" office:value-type="float" office:value="-25" calcext:value-type="float">
            <text:p>-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5.5" calcext:value-type="float">
            <text:p>5.5</text:p>
          </table:table-cell>
          <table:table-cell table:formula="of:=ABS([.B123]-[.$B$112])" office:value-type="float" office:value="55" calcext:value-type="float">
            <text:p>55</text:p>
          </table:table-cell>
          <table:table-cell table:formula="of:=[.C123]-[.$C$112]" office:value-type="float" office:value="-3.3" calcext:value-type="float">
            <text:p>-3.3</text:p>
          </table:table-cell>
          <table:table-cell table:formula="of:=10/([.E124]-[.E122])" office:value-type="float" office:value="-16.6666666666667" calcext:value-type="float">
            <text:p>-16.6666666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.2" calcext:value-type="float">
            <text:p>5.2</text:p>
          </table:table-cell>
          <table:table-cell table:formula="of:=ABS([.B124]-[.$B$112])" office:value-type="float" office:value="60" calcext:value-type="float">
            <text:p>60</text:p>
          </table:table-cell>
          <table:table-cell table:formula="of:=[.C124]-[.$C$112]" office:value-type="float" office:value="-3.6" calcext:value-type="float">
            <text:p>-3.6</text:p>
          </table:table-cell>
          <table:table-cell table:formula="of:=10/([.E125]-[.E123])" office:value-type="float" office:value="-20" calcext:value-type="float">
            <text:p>-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formula="of:=ABS([.B125]-[.$B$112])" office:value-type="float" office:value="65" calcext:value-type="float">
            <text:p>65</text:p>
          </table:table-cell>
          <table:table-cell table:formula="of:=[.C125]-[.$C$112]" office:value-type="float" office:value="-3.8" calcext:value-type="float">
            <text:p>-3.8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B100:Sheet1.C1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2:54:17.292000000</meta:creation-date>
    <dc:date>2017-11-18T21:43:33.385000000</dc:date>
    <meta:editing-duration>PT14M2S</meta:editing-duration>
    <meta:editing-cycles>8</meta:editing-cycles>
    <meta:generator>LibreOffice/4.1.2.3$Windows_x86 LibreOffice_project/40b2d7fde7e8d2d7bc5a449dc65df4d08a7dd38</meta:generator>
    <meta:document-statistic meta:table-count="1" meta:cell-count="81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3cm" svg:height="6.702cm" xlink:href=".." xlink:type="simple" chart:class="chart:scatter" chart:style-name="ch1">
        <chart:legend chart:legend-position="end" svg:x="9.719cm" svg:y="2.253cm" style:legend-expansion="high" chart:style-name="ch2"/>
        <chart:plot-area chart:style-name="ch3" table:cell-range-address="Sheet1.I22:Sheet1.M47 Sheet1.J21:Sheet1.M21" chart:data-source-has-labels="row" svg:x="0.704cm" svg:y="0.671cm" svg:width="8.507cm" svg:height="5.477cm">
          <chartooo:coordinate-region svg:x="1.325cm" svg:y="0.883cm" svg:width="7.699cm" svg:height="5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2:Sheet1.J47" chart:label-cell-address="Sheet1.J21:Sheet1.J21" chart:class="chart:scatter">
            <chart:domain table:cell-range-address="Sheet1.I22:Sheet1.I47"/>
            <chart:data-point chart:repeated="26"/>
          </chart:series>
          <chart:series chart:style-name="ch7" chart:values-cell-range-address="Sheet1.K22:Sheet1.K47" chart:label-cell-address="Sheet1.K21:Sheet1.K21" chart:class="chart:scatter">
            <chart:data-point chart:repeated="26"/>
          </chart:series>
          <chart:series chart:style-name="ch8" chart:values-cell-range-address="Sheet1.L22:Sheet1.L47" chart:label-cell-address="Sheet1.L21:Sheet1.L21" chart:class="chart:scatter">
            <chart:data-point chart:repeated="26"/>
          </chart:series>
          <chart:series chart:style-name="ch9" chart:values-cell-range-address="Sheet1.M22:Sheet1.M47" chart:label-cell-address="Sheet1.M21:Sheet1.M2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WR</text:p>
                <draw:g>
                  <svg:desc>Sheet1.J21:Sheet1.J21</svg:desc>
                </draw:g>
              </table:table-cell>
              <table:table-cell office:value-type="string">
                <text:p>Rel Re Z</text:p>
                <draw:g>
                  <svg:desc>Sheet1.K21:Sheet1.K21</svg:desc>
                </draw:g>
              </table:table-cell>
              <table:table-cell office:value-type="string">
                <text:p>Rel Im Z</text:p>
                <draw:g>
                  <svg:desc>Sheet1.L21:Sheet1.L21</svg:desc>
                </draw:g>
              </table:table-cell>
              <table:table-cell office:value-type="string">
                <text:p>Rel Total Z</text:p>
                <draw:g>
                  <svg:desc>Sheet1.M21:Sheet1.M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2:Sheet1.I47</svg:desc>
                </draw:g>
              </table:table-cell>
              <table:table-cell office:value-type="float" office:value="1.00000000000043">
                <text:p>1.00000000000043</text:p>
                <draw:g>
                  <svg:desc>Sheet1.J22:Sheet1.J47</svg:desc>
                </draw:g>
              </table:table-cell>
              <table:table-cell office:value-type="float" office:value="1">
                <text:p>1</text:p>
                <draw:g>
                  <svg:desc>Sheet1.K22:Sheet1.K47</svg:desc>
                </draw:g>
              </table:table-cell>
              <table:table-cell office:value-type="float" office:value="-0.000000000000430865113184252">
                <text:p>-0.000000000000430865113184252</text:p>
                <draw:g>
                  <svg:desc>Sheet1.L22:Sheet1.L47</svg:desc>
                </draw:g>
              </table:table-cell>
              <table:table-cell office:value-type="float" office:value="1">
                <text:p>1</text:p>
                <draw:g>
                  <svg:desc>Sheet1.M22:Sheet1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09477834034">
                <text:p>1.209477834034</text:p>
              </table:table-cell>
              <table:table-cell office:value-type="float" office:value="0.964989304693026">
                <text:p>0.964989304693026</text:p>
              </table:table-cell>
              <table:table-cell office:value-type="float" office:value="-0.183806818483688">
                <text:p>-0.183806818483688</text:p>
              </table:table-cell>
              <table:table-cell office:value-type="float" office:value="0.982338691436424">
                <text:p>0.982338691436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46028405400344">
                <text:p>1.46028405400344</text:p>
              </table:table-cell>
              <table:table-cell office:value-type="float" office:value="0.873299653120044">
                <text:p>0.873299653120044</text:p>
              </table:table-cell>
              <table:table-cell office:value-type="float" office:value="-0.332636992802146">
                <text:p>-0.332636992802146</text:p>
              </table:table-cell>
              <table:table-cell office:value-type="float" office:value="0.934505031083324">
                <text:p>0.934505031083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75728152048401">
                <text:p>1.75728152048401</text:p>
              </table:table-cell>
              <table:table-cell office:value-type="float" office:value="0.753953181252154">
                <text:p>0.753953181252154</text:p>
              </table:table-cell>
              <table:table-cell office:value-type="float" office:value="-0.430706143132312">
                <text:p>-0.430706143132312</text:p>
              </table:table-cell>
              <table:table-cell office:value-type="float" office:value="0.868304774403639">
                <text:p>0.868304774403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10492201655646">
                <text:p>2.10492201655646</text:p>
              </table:table-cell>
              <table:table-cell office:value-type="float" office:value="0.632911793364572">
                <text:p>0.632911793364572</text:p>
              </table:table-cell>
              <table:table-cell office:value-type="float" office:value="-0.482010845505174">
                <text:p>-0.482010845505174</text:p>
              </table:table-cell>
              <table:table-cell office:value-type="float" office:value="0.795557536174833">
                <text:p>0.79555753617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0712787076238">
                <text:p>2.50712787076238</text:p>
              </table:table-cell>
              <table:table-cell office:value-type="float" office:value="0.524661544377796">
                <text:p>0.524661544377796</text:p>
              </table:table-cell>
              <table:table-cell office:value-type="float" office:value="-0.49939143788105">
                <text:p>-0.49939143788105</text:p>
              </table:table-cell>
              <table:table-cell office:value-type="float" office:value="0.724335243086926">
                <text:p>0.724335243086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6724234443966">
                <text:p>2.96724234443966</text:p>
              </table:table-cell>
              <table:table-cell office:value-type="float" office:value="0.433979633323198">
                <text:p>0.433979633323198</text:p>
              </table:table-cell>
              <table:table-cell office:value-type="float" office:value="-0.49562214557449">
                <text:p>-0.49562214557449</text:p>
              </table:table-cell>
              <table:table-cell office:value-type="float" office:value="0.658771305783121">
                <text:p>0.658771305783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48803814015735">
                <text:p>3.48803814015735</text:p>
              </table:table-cell>
              <table:table-cell office:value-type="float" office:value="0.360395133236622">
                <text:p>0.360395133236622</text:p>
              </table:table-cell>
              <table:table-cell office:value-type="float" office:value="-0.480115070765312">
                <text:p>-0.480115070765312</text:p>
              </table:table-cell>
              <table:table-cell office:value-type="float" office:value="0.600329187393569">
                <text:p>0.600329187393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07176540378733">
                <text:p>4.07176540378733</text:p>
              </table:table-cell>
              <table:table-cell office:value-type="float" office:value="0.30144460204915">
                <text:p>0.30144460204915</text:p>
              </table:table-cell>
              <table:table-cell office:value-type="float" office:value="-0.458885338559188">
                <text:p>-0.458885338559188</text:p>
              </table:table-cell>
              <table:table-cell office:value-type="float" office:value="0.549039708991209">
                <text:p>0.549039708991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72022027547317">
                <text:p>4.72022027547317</text:p>
              </table:table-cell>
              <table:table-cell office:value-type="float" office:value="0.254318661789424">
                <text:p>0.254318661789424</text:p>
              </table:table-cell>
              <table:table-cell office:value-type="float" office:value="-0.435477531056496">
                <text:p>-0.435477531056496</text:p>
              </table:table-cell>
              <table:table-cell office:value-type="float" office:value="0.504300170324604">
                <text:p>0.504300170324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43481919554445">
                <text:p>5.43481919554445</text:p>
              </table:table-cell>
              <table:table-cell office:value-type="float" office:value="0.216505610166546">
                <text:p>0.216505610166546</text:p>
              </table:table-cell>
              <table:table-cell office:value-type="float" office:value="-0.41186275739979">
                <text:p>-0.41186275739979</text:p>
              </table:table-cell>
              <table:table-cell office:value-type="float" office:value="0.465301633530924">
                <text:p>0.465301633530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.21666953807422">
                <text:p>6.21666953807422</text:p>
              </table:table-cell>
              <table:table-cell office:value-type="float" office:value="0.185959072024626">
                <text:p>0.185959072024626</text:p>
              </table:table-cell>
              <table:table-cell office:value-type="float" office:value="-0.389073637704182">
                <text:p>-0.389073637704182</text:p>
              </table:table-cell>
              <table:table-cell office:value-type="float" office:value="0.43122972071116">
                <text:p>0.43122972071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.06663176388648">
                <text:p>7.06663176388648</text:p>
              </table:table-cell>
              <table:table-cell office:value-type="float" office:value="0.161078792435312">
                <text:p>0.161078792435312</text:p>
              </table:table-cell>
              <table:table-cell office:value-type="float" office:value="-0.367603611330048">
                <text:p>-0.367603611330048</text:p>
              </table:table-cell>
              <table:table-cell office:value-type="float" office:value="0.401346225141475">
                <text:p>0.401346225141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.98537148100635">
                <text:p>7.98537148100635</text:p>
              </table:table-cell>
              <table:table-cell office:value-type="float" office:value="0.140635098845953">
                <text:p>0.140635098845953</text:p>
              </table:table-cell>
              <table:table-cell office:value-type="float" office:value="-0.347644743694684">
                <text:p>-0.347644743694684</text:p>
              </table:table-cell>
              <table:table-cell office:value-type="float" office:value="0.375013464886201">
                <text:p>0.375013464886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.97340166197775">
                <text:p>8.97340166197775</text:p>
              </table:table-cell>
              <table:table-cell office:value-type="float" office:value="0.12368825328145">
                <text:p>0.12368825328145</text:p>
              </table:table-cell>
              <table:table-cell office:value-type="float" office:value="-0.329225559885064">
                <text:p>-0.329225559885064</text:p>
              </table:table-cell>
              <table:table-cell office:value-type="float" office:value="0.351693408072216">
                <text:p>0.351693408072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.0311161592593">
                <text:p>10.0311161592593</text:p>
              </table:table-cell>
              <table:table-cell office:value-type="float" office:value="0.109519357224926">
                <text:p>0.109519357224926</text:p>
              </table:table-cell>
              <table:table-cell office:value-type="float" office:value="-0.312289717438734">
                <text:p>-0.312289717438734</text:p>
              </table:table-cell>
              <table:table-cell office:value-type="float" office:value="0.330937089527489">
                <text:p>0.330937089527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.1588159538922">
                <text:p>11.1588159538922</text:p>
              </table:table-cell>
              <table:table-cell office:value-type="float" office:value="0.0975759099921666">
                <text:p>0.0975759099921666</text:p>
              </table:table-cell>
              <table:table-cell office:value-type="float" office:value="-0.29674037774015">
                <text:p>-0.29674037774015</text:p>
              </table:table-cell>
              <table:table-cell office:value-type="float" office:value="0.312371429538884">
                <text:p>0.312371429538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.356729546624">
                <text:p>12.356729546624</text:p>
              </table:table-cell>
              <table:table-cell office:value-type="float" office:value="0.0874304930177734">
                <text:p>0.0874304930177734</text:p>
              </table:table-cell>
              <table:table-cell office:value-type="float" office:value="-0.28246486844994">
                <text:p>-0.28246486844994</text:p>
              </table:table-cell>
              <table:table-cell office:value-type="float" office:value="0.295686477570032">
                <text:p>0.295686477570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.6250287320096">
                <text:p>13.6250287320096</text:p>
              </table:table-cell>
              <table:table-cell office:value-type="float" office:value="0.0787499356635676">
                <text:p>0.0787499356635676</text:p>
              </table:table-cell>
              <table:table-cell office:value-type="float" office:value="-0.269348070898144">
                <text:p>-0.269348070898144</text:p>
              </table:table-cell>
              <table:table-cell office:value-type="float" office:value="0.280624189377123">
                <text:p>0.280624189377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.9638407839742">
                <text:p>14.9638407839742</text:p>
              </table:table-cell>
              <table:table-cell office:value-type="float" office:value="0.0712724412723568">
                <text:p>0.0712724412723568</text:p>
              </table:table-cell>
              <table:table-cell office:value-type="float" office:value="-0.257279381971108">
                <text:p>-0.257279381971108</text:p>
              </table:table-cell>
              <table:table-cell office:value-type="float" office:value="0.266968989345873">
                <text:p>0.266968989345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.3732578752964">
                <text:p>16.3732578752964</text:p>
              </table:table-cell>
              <table:table-cell office:value-type="float" office:value="0.0647906194015048">
                <text:p>0.0647906194015048</text:p>
              </table:table-cell>
              <table:table-cell office:value-type="float" office:value="-0.246156037990284">
                <text:p>-0.246156037990284</text:p>
              </table:table-cell>
              <table:table-cell office:value-type="float" office:value="0.254540015324712">
                <text:p>0.254540015324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.8533443744494">
                <text:p>17.8533443744494</text:p>
              </table:table-cell>
              <table:table-cell office:value-type="float" office:value="0.0591388567907248">
                <text:p>0.0591388567907248</text:p>
              </table:table-cell>
              <table:table-cell office:value-type="float" office:value="-0.23588440475837">
                <text:p>-0.23588440475837</text:p>
              </table:table-cell>
              <table:table-cell office:value-type="float" office:value="0.243184820230878">
                <text:p>0.243184820230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.4041425160434">
                <text:p>19.4041425160434</text:p>
              </table:table-cell>
              <table:table-cell office:value-type="float" office:value="0.0541838671674182">
                <text:p>0.0541838671674182</text:p>
              </table:table-cell>
              <table:table-cell office:value-type="float" office:value="-0.226380157492218">
                <text:p>-0.226380157492218</text:p>
              </table:table-cell>
              <table:table-cell office:value-type="float" office:value="0.232774283733014">
                <text:p>0.232774283733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.0256768247267">
                <text:p>21.0256768247267</text:p>
              </table:table-cell>
              <table:table-cell office:value-type="float" office:value="0.0498175737258192">
                <text:p>0.0498175737258192</text:p>
              </table:table-cell>
              <table:table-cell office:value-type="float" office:value="-0.21756788153101">
                <text:p>-0.21756788153101</text:p>
              </table:table-cell>
              <table:table-cell office:value-type="float" office:value="0.223198507445321">
                <text:p>0.223198507445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.7179575817411">
                <text:p>22.7179575817411</text:p>
              </table:table-cell>
              <table:table-cell office:value-type="float" office:value="0.045951710327774">
                <text:p>0.045951710327774</text:p>
              </table:table-cell>
              <table:table-cell office:value-type="float" office:value="-0.209380396994862">
                <text:p>-0.209380396994862</text:p>
              </table:table-cell>
              <table:table-cell office:value-type="float" office:value="0.214363500456056">
                <text:p>0.214363500456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.4809835543283">
                <text:p>24.4809835543283</text:p>
              </table:table-cell>
              <table:table-cell office:value-type="float" office:value="0.0425136961094712">
                <text:p>0.0425136961094712</text:p>
              </table:table-cell>
              <table:table-cell office:value-type="float" office:value="-0.2017579781634">
                <text:p>-0.2017579781634</text:p>
              </table:table-cell>
              <table:table-cell office:value-type="float" office:value="0.206188496549811">
                <text:p>0.206188496549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34cm" svg:height="7.414cm" xlink:href=".." xlink:type="simple" chart:class="chart:scatter" chart:style-name="ch1">
        <chart:legend chart:legend-position="end" svg:x="10.943cm" svg:y="3.395cm" style:legend-expansion="high" chart:style-name="ch2"/>
        <chart:plot-area chart:style-name="ch3" table:cell-range-address="Sheet1.D56:Sheet1.E64 Sheet1.E55:Sheet1.E55" chart:data-source-has-labels="row" svg:x="0.712cm" svg:y="0.727cm" svg:width="9.707cm" svg:height="6.119cm">
          <chartooo:coordinate-region svg:x="1.545cm" svg:y="0.939cm" svg:width="8.687cm" svg:height="5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6:Sheet1.E64" chart:label-cell-address="Sheet1.E55:Sheet1.E55" chart:class="chart:scatter">
            <chart:domain table:cell-range-address="Sheet1.D56:Sheet1.D64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l S</text:p>
                <draw:g>
                  <svg:desc>Sheet1.E55:Sheet1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D56:Sheet1.D64</svg:desc>
                </draw:g>
              </table:table-cell>
              <table:table-cell office:value-type="float" office:value="-3.5">
                <text:p>-3.5</text:p>
                <draw:g>
                  <svg:desc>Sheet1.E56:Sheet1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-3.5">
                <text:p>-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83cm" svg:height="6.694cm" xlink:href=".." xlink:type="simple" chart:class="chart:scatter" chart:style-name="ch1">
        <chart:legend chart:legend-position="end" svg:x="8.569cm" svg:y="3.035cm" style:legend-expansion="high" chart:style-name="ch2"/>
        <chart:plot-area chart:style-name="ch3" table:cell-range-address="Sheet1.A22:Sheet1.A47 Sheet1.Q21:Sheet1.Q47" chart:data-source-has-labels="row" svg:x="0.673cm" svg:y="0.667cm" svg:width="7.45cm" svg:height="5.474cm">
          <chartooo:coordinate-region svg:x="1.506cm" svg:y="0.879cm" svg:width="6.431cm" svg:height="5.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2:Sheet1.Q47" chart:label-cell-address="Sheet1.Q21:Sheet1.Q21" chart:class="chart:scatter">
            <chart:domain table:cell-range-address="Sheet1.A22:Sheet1.A4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 points</text:p>
                <draw:g>
                  <svg:desc>Sheet1.Q21:Sheet1.Q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2:Sheet1.A47</svg:desc>
                </draw:g>
              </table:table-cell>
              <table:table-cell office:value-type="float" office:value="0">
                <text:p>0</text:p>
                <draw:g>
                  <svg:desc>Sheet1.Q22:Sheet1.Q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311529044919956">
                <text:p>-0.0311529044919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120505080045366">
                <text:p>-0.120505080045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25742398471273">
                <text:p>-0.25742398471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42843938025317">
                <text:p>-0.42843938025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62066081631008">
                <text:p>-0.62066081631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823658260619165">
                <text:p>-0.823658260619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02989501934605">
                <text:p>-1.02989501934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23436228266667">
                <text:p>-1.234362282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43396433127434">
                <text:p>-1.43396433127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2693818129133">
                <text:p>-1.62693818129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81240131334403">
                <text:p>-1.81240131334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99003068218369">
                <text:p>-1.99003068218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15984643376128">
                <text:p>-2.15984643376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32207067375762">
                <text:p>-2.32207067375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2.47703717237353">
                <text:p>-2.47703717237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62513461682671">
                <text:p>-2.62513461682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.76677158111015">
                <text:p>-2.76677158111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.90235540525635">
                <text:p>-2.90235540525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.03227991390845">
                <text:p>-3.03227991390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3.15691870941321">
                <text:p>-3.15691870941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3.27662194633717">
                <text:p>-3.27662194633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3.39171524882143">
                <text:p>-3.39171524882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3.50249991665194">
                <text:p>-3.50249991665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3.6092538768029">
                <text:p>-3.6092538768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3.71223303689117">
                <text:p>-3.71223303689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188cm" style:legend-expansion="high" chart:style-name="ch2"/>
        <chart:plot-area chart:style-name="ch3" table:cell-range-address="Sheet1.E72:Sheet1.F80 Sheet1.F71:Sheet1.F71" chart:data-source-has-labels="row" svg:x="0.77cm" svg:y="0.855cm" svg:width="12.221cm" svg:height="7.545cm">
          <chartooo:coordinate-region svg:x="1.497cm" svg:y="1.067cm" svg:width="11.255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2:Sheet1.F80" chart:label-cell-address="Sheet1.F71:Sheet1.F71" chart:class="chart:scatter">
            <chart:domain table:cell-range-address="Sheet1.E72:Sheet1.E8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B/S point</text:p>
                <draw:g>
                  <svg:desc>Sheet1.F71:Sheet1.F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5">
                <text:p>3.25</text:p>
                <draw:g>
                  <svg:desc>Sheet1.E72:Sheet1.E80</svg:desc>
                </draw:g>
              </table:table-cell>
              <table:table-cell office:value-type="float" office:value="3.42857142857143">
                <text:p>3.42857142857143</text:p>
                <draw:g>
                  <svg:desc>Sheet1.F72:Sheet1.F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3.15789473684211">
                <text:p>3.15789473684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3.15789473684211">
                <text:p>3.15789473684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5">
                <text:p>5.15</text:p>
              </table:table-cell>
              <table:table-cell office:value-type="float" office:value="2.7906976744186">
                <text:p>2.7906976744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">
                <text:p>5.8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8.987cm" xlink:href=".." xlink:type="simple" chart:class="chart:scatter" chart:style-name="ch1">
        <chart:legend chart:legend-position="end" svg:x="13.128cm" svg:y="4.181cm" style:legend-expansion="high" chart:style-name="ch2"/>
        <chart:plot-area chart:style-name="ch3" table:cell-range-address="Sheet1.B101:Sheet1.C125" svg:x="0.769cm" svg:y="0.851cm" svg:width="11.721cm" svg:height="7.537cm">
          <chartooo:coordinate-region svg:x="1.39cm" svg:y="1.064cm" svg:width="10.82cm" svg:height="6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01:Sheet1.C125" chart:class="chart:scatter">
            <chart:domain table:cell-range-address="Sheet1.B101:Sheet1.B125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B101:Sheet1.B125</svg:desc>
                </draw:g>
              </table:table-cell>
              <table:table-cell office:value-type="float" office:value="5.1">
                <text:p>5.1</text:p>
                <draw:g>
                  <svg:desc>Sheet1.C101:Sheet1.C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">
                <text:p>10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">
                <text:p>11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">
                <text:p>12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